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3_8">T</text:span><text:span text:style-name="_31_31">h</text:span><text:span text:style-name="_31_88">e</text:span><text:span text:style-name="_31_"> </text:span><text:span text:style-name="_31_25">M</text:span><text:span text:style-name="_32_22">c</text:span><text:span text:style-name="_32_6">W</text:span><text:span text:style-name="_39_8">i</text:span><text:span text:style-name="_32_09">l</text:span><text:span text:style-name="_32_7">l</text:span><text:span text:style-name="_31_14">i</text:span><text:span text:style-name="_32_18">a</text:span><text:span text:style-name="_35_0">m</text:span><text:span text:style-name="_39_9">s</text:span><text:span text:style-name="_31_73">e</text:span><text:span text:style-name="_36_6">s</text:span><text:span text:style-name="_37_6"> </text:span><text:span text:style-name="_32_22">A</text:span><text:span text:style-name="_33_8">n</text:span><text:span text:style-name="_31_46">d</text:span><text:span text:style-name="_31_51"> </text:span><text:span text:style-name="_36_0">T</text:span><text:span text:style-name="_31_47">h</text:span><text:span text:style-name="_31_92">e</text:span><text:span text:style-name="_31_"> </text:span><text:span text:style-name="_39_5">B</text:span><text:span text:style-name="_31_76">u</text:span><text:span text:style-name="_34_5">r</text:span><text:span text:style-name="_31_35">g</text:span><text:span text:style-name="_32_09">l</text:span><text:span text:style-name="_32_3">a</text:span><text:span text:style-name="_39_6">r</text:span><text:span text:style-name="_31_51"> </text:span><text:span text:style-name="_35_9">A</text:span><text:span text:style-name="_31_43">l</text:span><text:span text:style-name="_32_01">a</text:span><text:span text:style-name="_32_6">r</text:span><text:span text:style-name="_31_13">m</text:span></text:p>
      <text:p text:style-name="P1"><text:span text:style-name="_35_4">b</text:span><text:span text:style-name="_31_35">y</text:span><text:span text:style-name="_31_51"> </text:span><text:span text:style-name="_35_7">M</text:span><text:span text:style-name="_31_05">a</text:span><text:span text:style-name="_31_95">r</text:span><text:span text:style-name="_35_1">k</text:span><text:span text:style-name="_37_6"> </text:span><text:span text:style-name="_32_10">T</text:span><text:span text:style-name="_37_4">w</text:span><text:span text:style-name="_31_34">a</text:span><text:span text:style-name="_32_10">i</text:span><text:span text:style-name="_36_5">n</text:span></text:p>
      <text:p text:style-name="P1"><text:span text:style-name="_37_5">T</text:span><text:span text:style-name="_31_10">h</text:span><text:span text:style-name="_32_18">e</text:span><text:span text:style-name="_31_"> </text:span><text:span text:style-name="_31_31">c</text:span><text:span text:style-name="_31_80">o</text:span><text:span text:style-name="_33_5">n</text:span><text:span text:style-name="_31_34">v</text:span><text:span text:style-name="_31_77">e</text:span><text:span text:style-name="_32_9">r</text:span><text:span text:style-name="_31_40">s</text:span><text:span text:style-name="_31_74">a</text:span><text:span text:style-name="_32_3">t</text:span><text:span text:style-name="_31_43">i</text:span><text:span text:style-name="_31_70">o</text:span><text:span text:style-name="_36_9">n</text:span><text:span text:style-name="_37_6"> </text:span><text:span text:style-name="_31_71">d</text:span><text:span text:style-name="_34_1">r</text:span><text:span text:style-name="_31_32">i</text:span><text:span text:style-name="_32_00">f</text:span><text:span text:style-name="_35_0">t</text:span><text:span text:style-name="_31_40">e</text:span><text:span text:style-name="_31_92">d</text:span><text:span text:style-name="_31_"> </text:span><text:span text:style-name="_31_14">s</text:span><text:span text:style-name="_32_25">m</text:span><text:span text:style-name="_35_7">o</text:span><text:span text:style-name="_31_05">o</text:span><text:span text:style-name="_31_89">t</text:span><text:span text:style-name="_32_0">h</text:span><text:span text:style-name="_31_40">l</text:span><text:span text:style-name="_31_77">y</text:span><text:span text:style-name="_31_"> </text:span><text:span text:style-name="_31_11">a</text:span><text:span text:style-name="_32_04">n</text:span><text:span text:style-name="_35_9">d</text:span><text:span text:style-name="_37_6"> </text:span><text:span text:style-name="_31_74">p</text:span><text:span text:style-name="_32_3">l</text:span><text:span text:style-name="_31_49">e</text:span><text:span text:style-name="_32_10">a</text:span><text:span text:style-name="_32_4">s</text:span><text:span text:style-name="_31_35">a</text:span><text:span text:style-name="_32_18">n</text:span><text:span text:style-name="_35_3">t</text:span><text:span text:style-name="_31_28">l</text:span><text:span text:style-name="_31_74">y</text:span><text:span text:style-name="_31_"> </text:span><text:span text:style-name="_31_31">a</text:span><text:span text:style-name="_31_79">l</text:span><text:span text:style-name="_32_3">o</text:span><text:span text:style-name="_31_50">n</text:span><text:span text:style-name="_31_92">g</text:span><text:span text:style-name="_31_"> </text:span><text:span text:style-name="_31_43">f</text:span><text:span text:style-name="_32_04">r</text:span><text:span text:style-name="_34_2">o</text:span><text:span text:style-name="_31_25">m</text:span><text:span text:style-name="_31_51"> </text:span><text:span text:style-name="_32_9">w</text:span><text:span text:style-name="_39_6">e</text:span><text:span text:style-name="_31_73">a</text:span><text:span text:style-name="_36_9">t</text:span><text:span text:style-name="_31_17">h</text:span><text:span text:style-name="_32_24">e</text:span><text:span text:style-name="_35_3">r</text:span><text:span text:style-name="_37_6"> </text:span><text:span text:style-name="_32_25">t</text:span><text:span text:style-name="_32_4">o</text:span><text:span text:style-name="_37_6"> </text:span><text:span text:style-name="_32_24">c</text:span><text:span text:style-name="_37_1">r</text:span><text:span text:style-name="_39_9">o</text:span><text:span text:style-name="_31_80">p</text:span><text:span text:style-name="_36_0">s</text:span><text:span text:style-name="_31_41">,</text:span><text:span text:style-name="_31_51"> </text:span><text:span text:style-name="_33_9">f</text:span><text:span text:style-name="_31_13">r</text:span><text:span text:style-name="_31_85">o</text:span><text:span text:style-name="_34_1">m</text:span><text:span text:style-name="_37_6"> </text:span><text:span text:style-name="_32_16">c</text:span><text:span text:style-name="_36_9">r</text:span><text:span text:style-name="_31_17">o</text:span><text:span text:style-name="_32_00">p</text:span><text:span text:style-name="_36_9">s</text:span><text:span text:style-name="_37_6"> </text:span><text:span text:style-name="_32_16">t</text:span><text:span text:style-name="_32_4">o</text:span><text:span text:style-name="_37_6"> </text:span><text:span text:style-name="_32_16">l</text:span><text:span text:style-name="_32_6">i</text:span><text:span text:style-name="_31_28">t</text:span><text:span text:style-name="_32_07">e</text:span><text:span text:style-name="_33_0">r</text:span><text:span text:style-name="_39_9">a</text:span><text:span text:style-name="_31_91">t</text:span><text:span text:style-name="_32_9">u</text:span><text:span text:style-name="_31_19">r</text:span><text:span text:style-name="_32_03">e</text:span><text:span text:style-name="_36_0">,</text:span><text:span text:style-name="_37_6"> </text:span><text:span text:style-name="_32_16">f</text:span><text:span text:style-name="_35_0">r</text:span><text:span text:style-name="_31_34">o</text:span><text:span text:style-name="_31_89">m</text:span><text:span text:style-name="_31_"> </text:span><text:span text:style-name="_31_41">l</text:span><text:span text:style-name="_31_73">i</text:span><text:span text:style-name="_35_6">t</text:span><text:span text:style-name="_31_49">e</text:span><text:span text:style-name="_31_94">r</text:span><text:span text:style-name="_32_1">a</text:span><text:span text:style-name="_31_25">t</text:span><text:span text:style-name="_31_85">u</text:span><text:span text:style-name="_35_6">r</text:span><text:span text:style-name="_31_13">e</text:span><text:span text:style-name="_31_51"> </text:span><text:span text:style-name="_32_7">t</text:span><text:span text:style-name="_39_9">o</text:span><text:span text:style-name="_31_51"> </text:span><text:span text:style-name="_34_1">s</text:span><text:span text:style-name="_31_32">c</text:span><text:span text:style-name="_31_73">a</text:span><text:span text:style-name="_35_1">n</text:span><text:span text:style-name="_31_32">d</text:span><text:span text:style-name="_31_76">a</text:span><text:span text:style-name="_35_3">l</text:span><text:span text:style-name="_31_35">,</text:span><text:span text:style-name="_31_51"> </text:span><text:span text:style-name="_34_4">f</text:span><text:span text:style-name="_31_26">r</text:span><text:span text:style-name="_32_06">o</text:span><text:span text:style-name="_36_5">m</text:span><text:span text:style-name="_37_6"> </text:span><text:span text:style-name="_32_22">s</text:span><text:span text:style-name="_35_1">c</text:span><text:span text:style-name="_31_01">a</text:span><text:span text:style-name="_32_06">n</text:span><text:span text:style-name="_36_6">d</text:span><text:span text:style-name="_31_35">a</text:span><text:span text:style-name="_31_94">l</text:span><text:span text:style-name="_31_"> </text:span><text:span text:style-name="_39_8">t</text:span><text:span text:style-name="_32_15">o</text:span><text:span text:style-name="_31_"> </text:span><text:span text:style-name="_31_49">r</text:span><text:span text:style-name="_31_95">e</text:span><text:span text:style-name="_37_1">l</text:span><text:span text:style-name="_31_10">i</text:span><text:span text:style-name="_32_03">g</text:span><text:span text:style-name="_35_0">i</text:span><text:span text:style-name="_31_26">o</text:span><text:span text:style-name="_31_76">n</text:span><text:span text:style-name="_34_5">;</text:span><text:span text:style-name="_37_6"> </text:span><text:span text:style-name="_32_01">t</text:span><text:span text:style-name="_35_9">h</text:span><text:span text:style-name="_31_28">e</text:span><text:span text:style-name="_31_74">n</text:span><text:span text:style-name="_31_"> </text:span><text:span text:style-name="_31_05">t</text:span><text:span text:style-name="_32_06">o</text:span><text:span text:style-name="_33_9">o</text:span><text:span text:style-name="_31_26">k</text:span><text:span text:style-name="_31_51"> </text:span><text:span text:style-name="_35_1">a</text:span><text:span text:style-name="_37_6"> </text:span><text:span text:style-name="_31_91">r</text:span><text:span text:style-name="_36_8">a</text:span><text:span text:style-name="_31_10">n</text:span><text:span text:style-name="_32_16">d</text:span><text:span text:style-name="_36_6">o</text:span><text:span text:style-name="_39_5">m</text:span><text:span text:style-name="_31_51"> </text:span><text:span text:style-name="_33_6">j</text:span><text:span text:style-name="_39_9">u</text:span><text:span text:style-name="_32_15">m</text:span><text:span text:style-name="_34_4">p</text:span><text:span text:style-name="_31_40">,</text:span><text:span text:style-name="_31_51"> </text:span><text:span text:style-name="_32_7">a</text:span><text:span text:style-name="_31_20">n</text:span><text:span text:style-name="_32_24">d</text:span><text:span text:style-name="_31_"> </text:span><text:span text:style-name="_31_11">l</text:span><text:span text:style-name="_31_85">a</text:span><text:span text:style-name="_34_5">n</text:span><text:span text:style-name="_31_35">d</text:span><text:span text:style-name="_31_71">e</text:span><text:span text:style-name="_36_8">d</text:span><text:span text:style-name="_37_6"> </text:span><text:span text:style-name="_32_06">o</text:span><text:span text:style-name="_32_1">n</text:span><text:span text:style-name="_37_6"> </text:span><text:span text:style-name="_32_19">t</text:span><text:span text:style-name="_34_5">h</text:span><text:span text:style-name="_31_35">e</text:span><text:span text:style-name="_31_51"> </text:span><text:span text:style-name="_34_1">s</text:span><text:span text:style-name="_31_31">u</text:span><text:span text:style-name="_32_01">b</text:span><text:span text:style-name="_34_1">j</text:span><text:span text:style-name="_31_11">e</text:span><text:span text:style-name="_32_24">c</text:span><text:span text:style-name="_32_0">t</text:span><text:span text:style-name="_37_6"> </text:span><text:span text:style-name="_31_94">o</text:span><text:span text:style-name="_37_2">f</text:span><text:span text:style-name="_37_6"> </text:span><text:span text:style-name="_32_04">b</text:span><text:span text:style-name="_35_6">u</text:span><text:span text:style-name="_31_35">r</text:span><text:span text:style-name="_32_07">g</text:span><text:span text:style-name="_37_4">l</text:span><text:span text:style-name="_31_19">a</text:span><text:span text:style-name="_32_22">r</text:span><text:span text:style-name="_31_"> </text:span><text:span text:style-name="_31_47">a</text:span><text:span text:style-name="_31_88">l</text:span><text:span text:style-name="_32_6">a</text:span><text:span text:style-name="_31_29">r</text:span><text:span text:style-name="_32_07">m</text:span><text:span text:style-name="_34_5">s</text:span><text:span text:style-name="_31_47">.</text:span><text:span text:style-name="_31_51"> </text:span><text:span text:style-name="_32_7">A</text:span><text:span text:style-name="_31_28">n</text:span><text:span text:style-name="_31_92">d</text:span><text:span text:style-name="_31_"> </text:span><text:span text:style-name="_31_11">n</text:span><text:span text:style-name="_31_80">o</text:span><text:span text:style-name="_37_1">w</text:span><text:span text:style-name="_37_6"> </text:span><text:span text:style-name="_31_76">f</text:span><text:span text:style-name="_36_0">o</text:span><text:span text:style-name="_31_01">r</text:span><text:span text:style-name="_31_51"> </text:span><text:span text:style-name="_33_6">t</text:span><text:span text:style-name="_31_31">h</text:span><text:span text:style-name="_31_88">e</text:span><text:span text:style-name="_31_"> </text:span><text:span text:style-name="_31_50">f</text:span><text:span text:style-name="_31_89">i</text:span><text:span text:style-name="_34_1">r</text:span><text:span text:style-name="_31_44">s</text:span><text:span text:style-name="_32_01">t</text:span><text:span text:style-name="_31_"> </text:span><text:span text:style-name="_31_29">t</text:span><text:span text:style-name="_32_03">i</text:span><text:span text:style-name="_36_8">m</text:span><text:span text:style-name="_31_01">e</text:span><text:span text:style-name="_31_51"> </text:span><text:span text:style-name="_37_4">M</text:span><text:span text:style-name="_31_28">r</text:span><text:span text:style-name="_32_00">.</text:span><text:span text:style-name="_31_"> </text:span><text:span text:style-name="_31_34">M</text:span><text:span text:style-name="_32_10">c</text:span><text:span text:style-name="_35_4">W</text:span><text:span text:style-name="_31_13">i</text:span><text:span text:style-name="_32_03">l</text:span><text:span text:style-name="_35_3">l</text:span><text:span text:style-name="_31_16">i</text:span><text:span text:style-name="_32_16">a</text:span><text:span text:style-name="_35_4">m</text:span><text:span text:style-name="_31_34">s</text:span><text:span text:style-name="_31_51"> </text:span><text:span text:style-name="_37_4">s</text:span><text:span text:style-name="_31_43">h</text:span><text:span text:style-name="_32_10">o</text:span><text:span text:style-name="_33_0">w</text:span><text:span text:style-name="_31_26">e</text:span><text:span text:style-name="_32_04">d</text:span><text:span text:style-name="_31_"> </text:span><text:span text:style-name="_31_11">f</text:span><text:span text:style-name="_31_94">e</text:span><text:span text:style-name="_35_0">e</text:span><text:span text:style-name="_31_10">l</text:span><text:span text:style-name="_31_94">i</text:span><text:span text:style-name="_36_6">n</text:span><text:span text:style-name="_31_25">g</text:span><text:span text:style-name="_32_10">.</text:span><text:span text:style-name="_31_"> </text:span><text:span text:style-name="_31_47">W</text:span><text:span text:style-name="_32_21">h</text:span><text:span text:style-name="_36_5">e</text:span><text:span text:style-name="_31_46">n</text:span><text:span text:style-name="_31_89">e</text:span><text:span text:style-name="_35_7">v</text:span><text:span text:style-name="_39_6">e</text:span><text:span text:style-name="_31_86">r</text:span><text:span text:style-name="_31_"> </text:span><text:span text:style-name="_39_9">I</text:span><text:span text:style-name="_31_51"> </text:span><text:span text:style-name="_36_0">p</text:span><text:span text:style-name="_31_29">e</text:span><text:span text:style-name="_31_77">r</text:span><text:span text:style-name="_37_4">c</text:span><text:span text:style-name="_31_49">e</text:span><text:span text:style-name="_31_91">i</text:span><text:span text:style-name="_34_4">v</text:span><text:span text:style-name="_39_6">e</text:span><text:span text:style-name="_31_51"> </text:span><text:span text:style-name="_32_0">t</text:span><text:span text:style-name="_39_6">h</text:span><text:span text:style-name="_31_89">i</text:span><text:span text:style-name="_32_6">s</text:span><text:span text:style-name="_37_6"> </text:span><text:span text:style-name="_31_92">s</text:span><text:span text:style-name="_36_8">i</text:span><text:span text:style-name="_31_10">g</text:span><text:span text:style-name="_31_89">n</text:span><text:span text:style-name="_31_"> </text:span><text:span text:style-name="_31_16">o</text:span><text:span text:style-name="_32_10">n</text:span><text:span text:style-name="_31_"> </text:span><text:span text:style-name="_31_43">t</text:span><text:span text:style-name="_31_79">h</text:span><text:span text:style-name="_37_1">i</text:span><text:span text:style-name="_31_28">s</text:span><text:span text:style-name="_31_51"> </text:span><text:span text:style-name="_35_1">m</text:span><text:span text:style-name="_31_16">a</text:span><text:span text:style-name="_32_09">n</text:span><text:span text:style-name="_33_9">'</text:span><text:span text:style-name="_31_25">s</text:span><text:span text:style-name="_31_51"> </text:span><text:span text:style-name="_37_4">d</text:span><text:span text:style-name="_31_31">i</text:span><text:span text:style-name="_31_94">a</text:span><text:span text:style-name="_33_5">l</text:span><text:span text:style-name="_31_04">,</text:span><text:span text:style-name="_31_51"> </text:span><text:span text:style-name="_36_9">I</text:span><text:span text:style-name="_37_6"> </text:span><text:span text:style-name="_32_19">c</text:span><text:span text:style-name="_32_9">o</text:span><text:span text:style-name="_31_47">m</text:span><text:span text:style-name="_31_85">p</text:span><text:span text:style-name="_32_7">r</text:span><text:span text:style-name="_31_35">e</text:span><text:span text:style-name="_32_25">h</text:span><text:span text:style-name="_32_0">e</text:span><text:span text:style-name="_31_34">n</text:span><text:span text:style-name="_32_09">d</text:span><text:span text:style-name="_31_"> </text:span><text:span text:style-name="_39_5">i</text:span><text:span text:style-name="_32_22">t</text:span><text:span text:style-name="_37_5">,</text:span><text:span text:style-name="_37_6"> </text:span><text:span text:style-name="_32_21">a</text:span><text:span text:style-name="_35_9">n</text:span><text:span text:style-name="_31_28">d</text:span><text:span text:style-name="_31_51"> </text:span><text:span text:style-name="_33_5">l</text:span><text:span text:style-name="_31_31">a</text:span><text:span text:style-name="_31_92">p</text:span><text:span text:style-name="_37_1">s</text:span><text:span text:style-name="_31_31">e</text:span><text:span text:style-name="_31_51"> </text:span><text:span text:style-name="_36_8">i</text:span><text:span text:style-name="_31_29">n</text:span><text:span text:style-name="_31_86">t</text:span><text:span text:style-name="_37_2">o</text:span><text:span text:style-name="_37_6"> </text:span><text:span text:style-name="_32_01">s</text:span><text:span text:style-name="_37_4">i</text:span><text:span text:style-name="_31_17">l</text:span><text:span text:style-name="_32_21">e</text:span><text:span text:style-name="_36_8">n</text:span><text:span text:style-name="_31_14">c</text:span><text:span text:style-name="_31_73">e</text:span><text:span text:style-name="_37_2">,</text:span><text:span text:style-name="_37_6"> </text:span><text:span text:style-name="_31_91">a</text:span><text:span text:style-name="_37_5">n</text:span><text:span text:style-name="_31_01">d</text:span><text:span text:style-name="_31_51"> </text:span><text:span text:style-name="_35_4">g</text:span><text:span text:style-name="_39_5">i</text:span><text:span text:style-name="_31_74">v</text:span><text:span text:style-name="_33_5">e</text:span><text:span text:style-name="_37_6"> </text:span><text:span text:style-name="_31_94">h</text:span><text:span text:style-name="_36_0">i</text:span><text:span text:style-name="_31_32">m</text:span><text:span text:style-name="_31_51"> </text:span><text:span text:style-name="_35_6">o</text:span><text:span text:style-name="_31_13">p</text:span><text:span text:style-name="_31_91">p</text:span><text:span text:style-name="_37_5">o</text:span><text:span text:style-name="_31_49">r</text:span><text:span text:style-name="_32_24">t</text:span><text:span text:style-name="_32_6">u</text:span><text:span text:style-name="_31_10">n</text:span><text:span text:style-name="_31_73">i</text:span><text:span text:style-name="_36_9">t</text:span><text:span text:style-name="_31_46">y</text:span><text:span text:style-name="_31_51"> </text:span><text:span text:style-name="_35_3">t</text:span><text:span text:style-name="_31_13">o</text:span><text:span text:style-name="_31_51"> </text:span><text:span text:style-name="_35_0">u</text:span><text:span text:style-name="_31_16">n</text:span><text:span text:style-name="_32_16">l</text:span><text:span text:style-name="_34_4">o</text:span><text:span text:style-name="_31_19">a</text:span><text:span text:style-name="_31_94">d</text:span><text:span text:style-name="_31_"> </text:span><text:span text:style-name="_31_50">h</text:span><text:span text:style-name="_31_95">i</text:span><text:span text:style-name="_32_1">s</text:span><text:span text:style-name="_37_6"> </text:span><text:span text:style-name="_32_18">h</text:span><text:span text:style-name="_33_8">e</text:span><text:span text:style-name="_31_47">a</text:span><text:span text:style-name="_31_94">r</text:span><text:span text:style-name="_34_5">t</text:span><text:span text:style-name="_31_47">.</text:span><text:span text:style-name="_31_51"> </text:span><text:span text:style-name="_33_0">S</text:span><text:span text:style-name="_31_20">a</text:span><text:span text:style-name="_32_18">i</text:span><text:span text:style-name="_33_8">d</text:span><text:span text:style-name="_37_6"> </text:span><text:span text:style-name="_31_74">h</text:span><text:span text:style-name="_32_9">e</text:span><text:span text:style-name="_31_50">,</text:span><text:span text:style-name="_31_51"> </text:span><text:span text:style-name="_35_6">w</text:span><text:span text:style-name="_31_47">i</text:span><text:span text:style-name="_32_09">t</text:span><text:span text:style-name="_37_1">h</text:span><text:span text:style-name="_37_6"> </text:span><text:span text:style-name="_31_77">b</text:span><text:span text:style-name="_32_0">u</text:span><text:span text:style-name="_31_16">t</text:span><text:span text:style-name="_31_51"> </text:span><text:span text:style-name="_36_0">i</text:span><text:span text:style-name="_31_35">l</text:span><text:span text:style-name="_31_73">l</text:span><text:span text:style-name="_32_24">-</text:span><text:span text:style-name="_36_0">c</text:span><text:span text:style-name="_31_47">o</text:span><text:span text:style-name="_31_70">n</text:span><text:span text:style-name="_37_2">t</text:span><text:span text:style-name="_31_32">r</text:span><text:span text:style-name="_32_15">o</text:span><text:span text:style-name="_33_6">l</text:span><text:span text:style-name="_31_05">l</text:span><text:span text:style-name="_31_94">e</text:span><text:span text:style-name="_32_4">d</text:span><text:span text:style-name="_37_6"> </text:span><text:span text:style-name="_32_25">e</text:span><text:span text:style-name="_34_1">m</text:span><text:span text:style-name="_31_05">o</text:span><text:span text:style-name="_31_95">t</text:span><text:span text:style-name="_37_1">i</text:span><text:span text:style-name="_31_44">o</text:span><text:span text:style-name="_32_00">n</text:span><text:span text:style-name="_35_3">:</text:span></text:p>
      <text:p text:style-name="P1"><text:span text:style-name="_32_1">"</text:span><text:span text:style-name="_31_46">I</text:span><text:span text:style-name="_31_51"> </text:span><text:span text:style-name="_36_6">d</text:span><text:span text:style-name="_31_32">o</text:span><text:span text:style-name="_31_51"> </text:span><text:span text:style-name="_36_6">n</text:span><text:span text:style-name="_31_05">o</text:span><text:span text:style-name="_31_86">t</text:span><text:span text:style-name="_31_"> </text:span><text:span text:style-name="_31_41">g</text:span><text:span text:style-name="_32_16">o</text:span><text:span text:style-name="_31_"> </text:span><text:span text:style-name="_31_50">o</text:span><text:span text:style-name="_31_94">n</text:span><text:span text:style-name="_32_6">e</text:span><text:span text:style-name="_37_6"> </text:span><text:span text:style-name="_31_92">s</text:span><text:span text:style-name="_32_6">i</text:span><text:span text:style-name="_39_9">n</text:span><text:span text:style-name="_31_95">g</text:span><text:span text:style-name="_35_4">l</text:span><text:span text:style-name="_31_32">e</text:span><text:span text:style-name="_31_51"> </text:span><text:span text:style-name="_34_1">c</text:span><text:span text:style-name="_39_5">e</text:span><text:span text:style-name="_32_21">n</text:span><text:span text:style-name="_32_6">t</text:span><text:span text:style-name="_37_6"> </text:span><text:span text:style-name="_31_79">o</text:span><text:span text:style-name="_37_5">n</text:span><text:span text:style-name="_37_6"> </text:span><text:span text:style-name="_32_25">b</text:span><text:span text:style-name="_32_4">u</text:span><text:span text:style-name="_31_13">r</text:span><text:span text:style-name="_32_01">g</text:span><text:span text:style-name="_34_1">l</text:span><text:span text:style-name="_31_25">a</text:span><text:span text:style-name="_31_85">r</text:span><text:span text:style-name="_31_"> </text:span><text:span text:style-name="_31_43">a</text:span><text:span text:style-name="_32_03">l</text:span><text:span text:style-name="_33_8">a</text:span><text:span text:style-name="_31_43">r</text:span><text:span text:style-name="_31_73">m</text:span><text:span text:style-name="_33_6">s</text:span><text:span text:style-name="_31_46">,</text:span><text:span text:style-name="_31_51"> </text:span><text:span text:style-name="_37_4">M</text:span><text:span text:style-name="_31_47">r</text:span><text:span text:style-name="_31_71">.</text:span><text:span text:style-name="_31_"> </text:span><text:span text:style-name="_31_40">T</text:span><text:span text:style-name="_32_15">w</text:span><text:span text:style-name="_32_3">a</text:span><text:span text:style-name="_31_40">i</text:span><text:span text:style-name="_31_77">n--</text:span><text:span text:style-name="_34_1">n</text:span><text:span text:style-name="_31_31">o</text:span><text:span text:style-name="_32_04">t</text:span><text:span text:style-name="_31_"> </text:span><text:span text:style-name="_31_16">a</text:span><text:span text:style-name="_31_51"> </text:span><text:span text:style-name="_33_9">s</text:span><text:span text:style-name="_31_41">i</text:span><text:span text:style-name="_32_04">n</text:span><text:span text:style-name="_34_1">g</text:span><text:span text:style-name="_31_04">l</text:span><text:span text:style-name="_32_10">e</text:span><text:span text:style-name="_31_"> </text:span><text:span text:style-name="_31_47">c</text:span><text:span text:style-name="_31_71">e</text:span><text:span text:style-name="_34_1">n</text:span><text:span text:style-name="_31_29">t</text:span><text:span text:style-name="_31_20">--</text:span><text:span text:style-name="_36_6">a</text:span><text:span text:style-name="_31_32">n</text:span><text:span text:style-name="_31_77">d</text:span><text:span text:style-name="_31_"> </text:span><text:span text:style-name="_31_50">I</text:span><text:span text:style-name="_31_51"> </text:span><text:span text:style-name="_33_6">w</text:span><text:span text:style-name="_31_26">i</text:span><text:span text:style-name="_31_95">l</text:span><text:span text:style-name="_32_1">l</text:span><text:span text:style-name="_37_6"> </text:span><text:span text:style-name="_31_74">t</text:span><text:span text:style-name="_34_5">e</text:span><text:span text:style-name="_31_50">l</text:span><text:span text:style-name="_32_09">l</text:span><text:span text:style-name="_31_"> </text:span><text:span text:style-name="_31_44">y</text:span><text:span text:style-name="_32_21">o</text:span><text:span text:style-name="_34_4">u</text:span><text:span text:style-name="_37_6"> </text:span><text:span text:style-name="_31_89">w</text:span><text:span text:style-name="_32_3">h</text:span><text:span text:style-name="_31_47">y</text:span><text:span text:style-name="_31_73">.</text:span><text:span text:style-name="_31_"> </text:span><text:span text:style-name="_39_6">W</text:span><text:span text:style-name="_32_01">h</text:span><text:span text:style-name="_33_5">e</text:span><text:span text:style-name="_31_16">n</text:span><text:span text:style-name="_31_51"> </text:span><text:span text:style-name="_35_4">w</text:span><text:span text:style-name="_39_5">e</text:span><text:span text:style-name="_31_51"> </text:span><text:span text:style-name="_35_3">w</text:span><text:span text:style-name="_39_5">e</text:span><text:span text:style-name="_31_88">r</text:span><text:span text:style-name="_33_5">e</text:span><text:span text:style-name="_37_6"> </text:span><text:span text:style-name="_32_03">f</text:span><text:span text:style-name="_37_1">i</text:span><text:span text:style-name="_31_14">n</text:span><text:span text:style-name="_32_10">i</text:span><text:span text:style-name="_34_4">s</text:span><text:span text:style-name="_39_5">h</text:span><text:span text:style-name="_32_09">i</text:span><text:span text:style-name="_32_7">n</text:span><text:span text:style-name="_31_28">g</text:span><text:span text:style-name="_31_51"> </text:span><text:span text:style-name="_32_9">o</text:span><text:span text:style-name="_31_01">u</text:span><text:span text:style-name="_31_94">r</text:span><text:span text:style-name="_31_"> </text:span><text:span text:style-name="_31_32">h</text:span><text:span text:style-name="_32_04">o</text:span><text:span text:style-name="_33_8">u</text:span><text:span text:style-name="_31_35">s</text:span><text:span text:style-name="_31_76">e</text:span><text:span text:style-name="_34_2">,</text:span><text:span text:style-name="_37_6"> </text:span><text:span text:style-name="_31_85">w</text:span><text:span text:style-name="_32_9">e</text:span><text:span text:style-name="_37_6"> </text:span><text:span text:style-name="_31_80">f</text:span><text:span text:style-name="_33_9">o</text:span><text:span text:style-name="_31_10">u</text:span><text:span text:style-name="_31_91">n</text:span><text:span text:style-name="_36_0">d</text:span><text:span text:style-name="_37_6"> </text:span><text:span text:style-name="_32_01">w</text:span><text:span text:style-name="_33_6">e</text:span><text:span text:style-name="_37_6"> </text:span><text:span text:style-name="_31_89">h</text:span><text:span text:style-name="_34_2">a</text:span><text:span text:style-name="_31_34">d</text:span><text:span text:style-name="_31_51"> </text:span><text:span text:style-name="_32_3">a</text:span><text:span text:style-name="_37_6"> </text:span><text:span text:style-name="_32_15">l</text:span><text:span text:style-name="_36_8">i</text:span><text:span text:style-name="_31_29">t</text:span><text:span text:style-name="_31_89">t</text:span><text:span text:style-name="_34_5">l</text:span><text:span text:style-name="_31_40">e</text:span><text:span text:style-name="_31_51"> </text:span><text:span text:style-name="_37_4">c</text:span><text:span text:style-name="_31_01">a</text:span><text:span text:style-name="_32_16">s</text:span><text:span text:style-name="_32_9">h</text:span><text:span text:style-name="_37_6"> </text:span><text:span text:style-name="_32_15">l</text:span><text:span text:style-name="_32_9">e</text:span><text:span text:style-name="_31_49">f</text:span><text:span text:style-name="_31_70">t</text:span><text:span text:style-name="_31_"> </text:span><text:span text:style-name="_31_14">o</text:span><text:span text:style-name="_32_06">v</text:span><text:span text:style-name="_36_5">e</text:span><text:span text:style-name="_31_19">r</text:span><text:span text:style-name="_31_73">,</text:span><text:span text:style-name="_31_"> </text:span><text:span text:style-name="_31_40">o</text:span><text:span text:style-name="_31_70">n</text:span><text:span text:style-name="_31_"> </text:span><text:span text:style-name="_31_10">a</text:span><text:span text:style-name="_32_16">c</text:span><text:span text:style-name="_32_0">c</text:span><text:span text:style-name="_31_40">o</text:span><text:span text:style-name="_31_88">u</text:span><text:span text:style-name="_34_2">n</text:span><text:span text:style-name="_31_17">t</text:span><text:span text:style-name="_31_51"> </text:span><text:span text:style-name="_34_2">o</text:span><text:span text:style-name="_31_34">f</text:span><text:span text:style-name="_31_51"> </text:span><text:span text:style-name="_34_2">t</text:span><text:span text:style-name="_31_43">h</text:span><text:span text:style-name="_31_86">e</text:span><text:span text:style-name="_31_"> </text:span><text:span text:style-name="_31_20">p</text:span><text:span text:style-name="_32_07">l</text:span><text:span text:style-name="_37_2">u</text:span><text:span text:style-name="_31_20">m</text:span><text:span text:style-name="_32_09">b</text:span><text:span text:style-name="_37_1">e</text:span><text:span text:style-name="_31_13">r</text:span><text:span text:style-name="_31_51"> </text:span><text:span text:style-name="_36_9">n</text:span><text:span text:style-name="_31_01">o</text:span><text:span text:style-name="_31_88">t</text:span><text:span text:style-name="_31_"> </text:span><text:span text:style-name="_31_50">k</text:span><text:span text:style-name="_31_89">n</text:span><text:span text:style-name="_34_5">o</text:span><text:span text:style-name="_31_13">w</text:span><text:span text:style-name="_32_00">i</text:span><text:span text:style-name="_35_9">n</text:span><text:span text:style-name="_31_10">g</text:span><text:span text:style-name="_31_51"> </text:span><text:span text:style-name="_32_7">i</text:span><text:span text:style-name="_31_49">t</text:span><text:span text:style-name="_32_25">.</text:span><text:span text:style-name="_31_"> </text:span><text:span text:style-name="_31_44">I</text:span><text:span text:style-name="_31_51"> </text:span><text:span text:style-name="_36_9">w</text:span><text:span text:style-name="_31_13">a</text:span><text:span text:style-name="_31_76">s</text:span><text:span text:style-name="_31_"> </text:span><text:span text:style-name="_31_02">f</text:span><text:span text:style-name="_31_95">o</text:span><text:span text:style-name="_32_0">r</text:span><text:span text:style-name="_37_6"> </text:span><text:span text:style-name="_31_95">e</text:span><text:span text:style-name="_32_6">n</text:span><text:span text:style-name="_31_19">l</text:span><text:span text:style-name="_31_92">i</text:span><text:span text:style-name="_35_9">g</text:span><text:span text:style-name="_31_11">h</text:span><text:span text:style-name="_31_73">t</text:span><text:span text:style-name="_33_9">e</text:span><text:span text:style-name="_31_29">n</text:span><text:span text:style-name="_31_92">i</text:span><text:span text:style-name="_33_8">n</text:span><text:span text:style-name="_31_02">g</text:span><text:span text:style-name="_31_51"> </text:span><text:span text:style-name="_32_9">t</text:span><text:span text:style-name="_31_34">h</text:span><text:span text:style-name="_31_77">e</text:span><text:span text:style-name="_31_"> </text:span><text:span text:style-name="_31_29">h</text:span><text:span text:style-name="_31_80">e</text:span><text:span text:style-name="_35_6">a</text:span><text:span text:style-name="_31_43">t</text:span><text:span text:style-name="_31_89">h</text:span><text:span text:style-name="_33_0">e</text:span><text:span text:style-name="_31_47">n</text:span><text:span text:style-name="_31_51"> </text:span><text:span text:style-name="_32_1">w</text:span><text:span text:style-name="_31_19">i</text:span><text:span text:style-name="_32_09">t</text:span><text:span text:style-name="_32_4">h</text:span><text:span text:style-name="_37_6"> </text:span><text:span text:style-name="_32_24">i</text:span><text:span text:style-name="_34_1">t</text:span><text:span text:style-name="_31_43">,</text:span><text:span text:style-name="_31_51"> </text:span><text:span text:style-name="_36_8">f</text:span><text:span text:style-name="_39_9">o</text:span><text:span text:style-name="_31_85">r</text:span><text:span text:style-name="_31_"> </text:span><text:span text:style-name="_31_29">I</text:span><text:span text:style-name="_31_51"> </text:span><text:span text:style-name="_35_7">w</text:span><text:span text:style-name="_31_41">a</text:span><text:span text:style-name="_31_70">s</text:span><text:span text:style-name="_31_"> </text:span><text:span text:style-name="_31_16">a</text:span><text:span text:style-name="_31_94">l</text:span><text:span text:style-name="_32_4">w</text:span><text:span text:style-name="_31_11">a</text:span><text:span text:style-name="_32_15">y</text:span><text:span text:style-name="_33_6">s</text:span><text:span text:style-name="_37_6"> </text:span><text:span text:style-name="_32_03">u</text:span><text:span text:style-name="_33_8">n</text:span><text:span text:style-name="_31_10">a</text:span><text:span text:style-name="_31_74">c</text:span><text:span text:style-name="_34_4">c</text:span><text:span text:style-name="_31_34">o</text:span><text:span text:style-name="_31_74">u</text:span><text:span text:style-name="_35_7">n</text:span><text:span text:style-name="_31_02">t</text:span><text:span text:style-name="_31_91">a</text:span><text:span text:style-name="_36_9">b</text:span><text:span text:style-name="_31_11">l</text:span><text:span text:style-name="_32_25">y</text:span><text:span text:style-name="_31_"> </text:span><text:span text:style-name="_31_26">d</text:span><text:span text:style-name="_31_73">o</text:span><text:span text:style-name="_32_7">w</text:span><text:span text:style-name="_31_35">n</text:span><text:span text:style-name="_31_51"> </text:span><text:span text:style-name="_32_4">o</text:span><text:span text:style-name="_31_29">n</text:span><text:span text:style-name="_31_51"> </text:span><text:span text:style-name="_32_0">t</text:span><text:span text:style-name="_39_8">h</text:span><text:span text:style-name="_32_04">e</text:span><text:span text:style-name="_31_"> </text:span><text:span text:style-name="_31_26">h</text:span><text:span text:style-name="_32_07">e</text:span><text:span text:style-name="_33_0">a</text:span><text:span text:style-name="_31_50">t</text:span><text:span text:style-name="_32_22">h</text:span><text:span text:style-name="_34_5">e</text:span><text:span text:style-name="_31_43">n</text:span><text:span text:style-name="_31_51"> </text:span><text:span text:style-name="_35_1">s</text:span><text:span text:style-name="_31_17">o</text:span><text:span text:style-name="_31_79">m</text:span><text:span text:style-name="_37_2">e</text:span><text:span text:style-name="_39_9">h</text:span><text:span text:style-name="_31_70">o</text:span><text:span text:style-name="_34_4">w</text:span><text:span text:style-name="_31_34">;</text:span><text:span text:style-name="_31_51"> </text:span><text:span text:style-name="_36_6">b</text:span><text:span text:style-name="_39_9">u</text:span><text:span text:style-name="_31_91">t</text:span><text:span text:style-name="_31_"> </text:span><text:span text:style-name="_31_32">M</text:span><text:span text:style-name="_31_74">r</text:span><text:span text:style-name="_35_9">s</text:span><text:span text:style-name="_31_19">.</text:span><text:span text:style-name="_31_51"> </text:span><text:span text:style-name="_32_7">M</text:span><text:span text:style-name="_31_16">c</text:span><text:span text:style-name="_32_01">W</text:span><text:span text:style-name="_35_4">i</text:span><text:span text:style-name="_31_20">l</text:span><text:span text:style-name="_32_00">l</text:span><text:span text:style-name="_33_0">i</text:span><text:span text:style-name="_31_46">a</text:span><text:span text:style-name="_31_88">m</text:span><text:span text:style-name="_32_9">s</text:span><text:span text:style-name="_37_6"> </text:span><text:span text:style-name="_32_25">s</text:span><text:span text:style-name="_35_4">a</text:span><text:span text:style-name="_31_46">i</text:span><text:span text:style-name="_32_10">d</text:span><text:span text:style-name="_31_"> </text:span><text:span text:style-name="_31_25">n</text:span><text:span text:style-name="_32_19">o</text:span><text:span text:style-name="_34_4">,</text:span><text:span text:style-name="_37_6"> </text:span><text:span text:style-name="_32_22">l</text:span><text:span text:style-name="_33_0">e</text:span><text:span text:style-name="_31_17">t</text:span><text:span text:style-name="_31_71">'</text:span><text:span text:style-name="_36_5">s</text:span><text:span text:style-name="_37_6"> </text:span><text:span text:style-name="_31_94">h</text:span><text:span text:style-name="_36_5">a</text:span><text:span text:style-name="_31_26">v</text:span><text:span text:style-name="_31_94">e</text:span><text:span text:style-name="_31_"> </text:span><text:span text:style-name="_39_9">a</text:span><text:span text:style-name="_31_51"> </text:span><text:span text:style-name="_32_9">b</text:span><text:span text:style-name="_31_47">u</text:span><text:span text:style-name="_31_80">r</text:span><text:span text:style-name="_32_6">g</text:span><text:span text:style-name="_31_01">l</text:span><text:span text:style-name="_32_03">a</text:span><text:span text:style-name="_37_1">r</text:span><text:span text:style-name="_37_6"> </text:span><text:span text:style-name="_31_95">a</text:span><text:span text:style-name="_33_8">l</text:span><text:span text:style-name="_31_34">a</text:span><text:span text:style-name="_31_80">r</text:span><text:span text:style-name="_34_4">m</text:span><text:span text:style-name="_31_16">.</text:span><text:span text:style-name="_31_51"> </text:span><text:span text:style-name="_36_6">I</text:span><text:span text:style-name="_37_6"> </text:span><text:span text:style-name="_32_10">a</text:span><text:span text:style-name="_32_0">g</text:span><text:span text:style-name="_31_50">r</text:span><text:span text:style-name="_31_85">e</text:span><text:span text:style-name="_33_0">e</text:span><text:span text:style-name="_31_16">d</text:span><text:span text:style-name="_31_51"> </text:span><text:span text:style-name="_36_5">t</text:span><text:span text:style-name="_31_34">o</text:span><text:span text:style-name="_31_51"> </text:span><text:span text:style-name="_33_9">t</text:span><text:span text:style-name="_31_26">h</text:span><text:span text:style-name="_31_85">i</text:span><text:span text:style-name="_36_0">s</text:span><text:span text:style-name="_37_6"> </text:span><text:span text:style-name="_31_77">c</text:span><text:span text:style-name="_33_9">o</text:span><text:span text:style-name="_31_13">m</text:span><text:span text:style-name="_32_19">p</text:span><text:span text:style-name="_35_4">r</text:span><text:span text:style-name="_31_19">o</text:span><text:span text:style-name="_32_18">m</text:span><text:span text:style-name="_32_6">i</text:span><text:span text:style-name="_31_28">s</text:span><text:span text:style-name="_32_21">e</text:span><text:span text:style-name="_32_4">.</text:span><text:span text:style-name="_37_6"> </text:span><text:span text:style-name="_31_77">I</text:span><text:span text:style-name="_31_"> </text:span><text:span text:style-name="_31_25">w</text:span><text:span text:style-name="_31_70">i</text:span><text:span text:style-name="_34_4">l</text:span><text:span text:style-name="_31_17">l</text:span><text:span text:style-name="_31_51"> </text:span><text:span text:style-name="_32_1">e</text:span><text:span text:style-name="_31_47">x</text:span><text:span text:style-name="_31_73">p</text:span><text:span text:style-name="_37_2">l</text:span><text:span text:style-name="_31_41">a</text:span><text:span text:style-name="_31_76">i</text:span><text:span text:style-name="_36_5">n</text:span><text:span text:style-name="_37_6"> </text:span><text:span text:style-name="_32_07">t</text:span><text:span text:style-name="_36_0">h</text:span><text:span text:style-name="_31_47">a</text:span><text:span text:style-name="_31_89">t</text:span><text:span text:style-name="_31_"> </text:span><text:span text:style-name="_31_05">w</text:span><text:span text:style-name="_32_01">h</text:span><text:span text:style-name="_35_1">e</text:span><text:span text:style-name="_31_50">n</text:span><text:span text:style-name="_32_00">e</text:span><text:span text:style-name="_32_7">v</text:span><text:span text:style-name="_31_11">e</text:span><text:span text:style-name="_32_01">r</text:span><text:span text:style-name="_31_"> </text:span><text:span text:style-name="_39_5">I</text:span><text:span text:style-name="_31_51"> </text:span><text:span text:style-name="_32_7">w</text:span><text:span text:style-name="_31_13">a</text:span><text:span text:style-name="_31_88">n</text:span><text:span text:style-name="_37_4">t</text:span><text:span text:style-name="_37_6"> </text:span><text:span text:style-name="_32_22">a</text:span><text:span text:style-name="_31_"> </text:span><text:span text:style-name="_31_10">t</text:span><text:span text:style-name="_31_73">h</text:span><text:span text:style-name="_32_7">i</text:span><text:span text:style-name="_31_13">n</text:span><text:span text:style-name="_32_19">g</text:span><text:span text:style-name="_35_6">,</text:span><text:span text:style-name="_37_6"> </text:span><text:span text:style-name="_31_85">a</text:span><text:span text:style-name="_34_5">n</text:span><text:span text:style-name="_31_40">d</text:span><text:span text:style-name="_31_51"> </text:span><text:span text:style-name="_35_6">M</text:span><text:span text:style-name="_31_16">r</text:span><text:span text:style-name="_32_25">s</text:span><text:span text:style-name="_36_8">.</text:span><text:span text:style-name="_37_6"> </text:span><text:span text:style-name="_32_03">M</text:span><text:span text:style-name="_32_6">c</text:span><text:span text:style-name="_31_34">W</text:span><text:span text:style-name="_32_25">i</text:span><text:span text:style-name="_34_2">l</text:span><text:span text:style-name="_31_14">l</text:span><text:span text:style-name="_31_70">i</text:span><text:span text:style-name="_32_6">a</text:span><text:span text:style-name="_31_02">m</text:span><text:span text:style-name="_31_85">s</text:span><text:span text:style-name="_31_"> </text:span><text:span text:style-name="_39_6">w</text:span><text:span text:style-name="_31_79">a</text:span><text:span text:style-name="_32_9">n</text:span><text:span text:style-name="_31_13">t</text:span><text:span text:style-name="_31_79">s</text:span><text:span text:style-name="_31_"> </text:span><text:span text:style-name="_31_04">a</text:span><text:span text:style-name="_32_06">n</text:span><text:span text:style-name="_36_8">o</text:span><text:span text:style-name="_31_20">t</text:span><text:span text:style-name="_32_01">h</text:span><text:span text:style-name="_37_5">e</text:span><text:span text:style-name="_31_50">r</text:span><text:span text:style-name="_31_51"> </text:span><text:span text:style-name="_33_6">t</text:span><text:span text:style-name="_31_01">h</text:span><text:span text:style-name="_31_73">i</text:span><text:span text:style-name="_36_0">n</text:span><text:span text:style-name="_31_41">g</text:span><text:span text:style-name="_31_91">,</text:span><text:span text:style-name="_31_"> </text:span><text:span text:style-name="_31_31">a</text:span><text:span text:style-name="_32_10">n</text:span><text:span text:style-name="_33_8">d</text:span><text:span text:style-name="_37_6"> </text:span><text:span text:style-name="_32_25">w</text:span><text:span text:style-name="_32_3">e</text:span><text:span text:style-name="_37_6"> </text:span><text:span text:style-name="_31_80">d</text:span><text:span text:style-name="_36_6">e</text:span><text:span text:style-name="_31_31">c</text:span><text:span text:style-name="_32_09">i</text:span><text:span text:style-name="_35_4">d</text:span><text:span text:style-name="_31_02">e</text:span><text:span text:style-name="_31_51"> </text:span><text:span text:style-name="_35_7">u</text:span><text:span text:style-name="_31_31">p</text:span><text:span text:style-name="_31_92">o</text:span><text:span text:style-name="_33_6">n</text:span><text:span text:style-name="_37_6"> </text:span><text:span text:style-name="_32_25">t</text:span><text:span text:style-name="_33_5">h</text:span><text:span text:style-name="_31_50">e</text:span><text:span text:style-name="_31_51"> </text:span><text:span text:style-name="_37_1">t</text:span><text:span text:style-name="_39_5">h</text:span><text:span text:style-name="_32_00">i</text:span><text:span text:style-name="_37_5">n</text:span><text:span text:style-name="_31_44">g</text:span><text:span text:style-name="_31_51"> </text:span><text:span text:style-name="_35_9">t</text:span><text:span text:style-name="_31_01">h</text:span><text:span text:style-name="_31_79">a</text:span><text:span text:style-name="_35_4">t</text:span><text:span text:style-name="_37_6"> </text:span><text:span text:style-name="_31_73">M</text:span><text:span text:style-name="_34_1">r</text:span><text:span text:style-name="_31_43">s</text:span><text:span text:style-name="_32_21">.</text:span><text:span text:style-name="_31_"> </text:span><text:span text:style-name="_31_05">M</text:span><text:span text:style-name="_31_94">c</text:span><text:span text:style-name="_35_9">W</text:span><text:span text:style-name="_31_44">i</text:span><text:span text:style-name="_31_71">l</text:span><text:span text:style-name="_35_6">l</text:span><text:span text:style-name="_31_40">i</text:span><text:span text:style-name="_32_00">a</text:span><text:span text:style-name="_35_7">m</text:span><text:span text:style-name="_31_31">s</text:span><text:span text:style-name="_31_51"> </text:span><text:span text:style-name="_34_5">w</text:span><text:span text:style-name="_39_9">a</text:span><text:span text:style-name="_32_00">n</text:span><text:span text:style-name="_34_4">t</text:span><text:span text:style-name="_31_50">s</text:span><text:span text:style-name="_31_20">--</text:span><text:span text:style-name="_34_4">a</text:span><text:span text:style-name="_31_31">s</text:span><text:span text:style-name="_31_51"> </text:span><text:span text:style-name="_32_7">w</text:span><text:span text:style-name="_31_25">e</text:span><text:span text:style-name="_31_51"> </text:span><text:span text:style-name="_37_1">a</text:span><text:span text:style-name="_31_02">l</text:span><text:span text:style-name="_32_07">w</text:span><text:span text:style-name="_37_1">a</text:span><text:span text:style-name="_39_5">y</text:span><text:span text:style-name="_31_94">s</text:span><text:span text:style-name="_31_"> </text:span><text:span text:style-name="_31_19">d</text:span><text:span text:style-name="_31_89">o</text:span><text:span text:style-name="_31_"> --</text:span><text:span text:style-name="_35_4">s</text:span><text:span text:style-name="_31_44">h</text:span><text:span text:style-name="_32_18">e</text:span><text:span text:style-name="_31_"> </text:span><text:span text:style-name="_39_8">c</text:span><text:span text:style-name="_31_94">a</text:span><text:span text:style-name="_35_6">l</text:span><text:span text:style-name="_31_11">l</text:span><text:span text:style-name="_32_18">s</text:span><text:span text:style-name="_31_"> </text:span><text:span text:style-name="_31_47">t</text:span><text:span text:style-name="_32_07">h</text:span><text:span text:style-name="_35_9">a</text:span><text:span text:style-name="_31_49">t</text:span><text:span text:style-name="_31_51"> </text:span><text:span text:style-name="_32_9">a</text:span><text:span text:style-name="_37_6"> </text:span><text:span text:style-name="_32_18">c</text:span><text:span text:style-name="_36_9">o</text:span><text:span text:style-name="_31_14">m</text:span><text:span text:style-name="_31_91">p</text:span><text:span text:style-name="_36_5">r</text:span><text:span text:style-name="_31_46">o</text:span><text:span text:style-name="_31_94">m</text:span><text:span text:style-name="_32_6">i</text:span><text:span text:style-name="_31_46">s</text:span><text:span text:style-name="_31_86">e</text:span><text:span text:style-name="_36_9">.</text:span><text:span text:style-name="_37_6"> </text:span><text:span text:style-name="_31_76">V</text:span><text:span text:style-name="_36_0">e</text:span><text:span text:style-name="_31_01">r</text:span><text:span text:style-name="_32_15">y</text:span><text:span text:style-name="_31_"> </text:span><text:span text:style-name="_31_05">w</text:span><text:span text:style-name="_32_07">e</text:span><text:span text:style-name="_33_0">l</text:span><text:span text:style-name="_31_32">l</text:span><text:span text:style-name="_32_07">:</text:span><text:span text:style-name="_31_"> </text:span><text:span text:style-name="_31_50">t</text:span><text:span text:style-name="_31_88">h</text:span><text:span text:style-name="_37_2">e</text:span><text:span text:style-name="_37_6"> </text:span><text:span text:style-name="_32_15">m</text:span><text:span text:style-name="_32_0">a</text:span><text:span text:style-name="_31_40">n</text:span><text:span text:style-name="_31_51"> </text:span><text:span text:style-name="_35_4">c</text:span><text:span text:style-name="_31_44">a</text:span><text:span text:style-name="_31_73">m</text:span><text:span text:style-name="_36_0">e</text:span><text:span text:style-name="_37_6"> </text:span><text:span text:style-name="_32_03">u</text:span><text:span text:style-name="_33_5">p</text:span><text:span text:style-name="_37_6"> </text:span><text:span text:style-name="_32_03">f</text:span><text:span text:style-name="_32_1">r</text:span><text:span text:style-name="_31_04">o</text:span><text:span text:style-name="_32_09">m</text:span><text:span text:style-name="_31_"> </text:span><text:span text:style-name="_39_5">N</text:span><text:span text:style-name="_31_95">e</text:span><text:span text:style-name="_32_3">w</text:span><text:span text:style-name="_37_6"> </text:span><text:span text:style-name="_32_04">Y</text:span><text:span text:style-name="_32_0">o</text:span><text:span text:style-name="_31_29">r</text:span><text:span text:style-name="_31_94">k</text:span><text:span text:style-name="_31_"> </text:span><text:span text:style-name="_31_16">a</text:span><text:span text:style-name="_32_03">n</text:span><text:span text:style-name="_32_7">d</text:span><text:span text:style-name="_37_6"> </text:span><text:span text:style-name="_31_79">p</text:span><text:span text:style-name="_35_9">u</text:span><text:span text:style-name="_31_32">t</text:span><text:span text:style-name="_31_51"> </text:span><text:span text:style-name="_32_0">i</text:span><text:span text:style-name="_31_14">n</text:span><text:span text:style-name="_31_51"> </text:span><text:span text:style-name="_35_3">t</text:span><text:span text:style-name="_39_6">h</text:span><text:span text:style-name="_31_91">e</text:span><text:span text:style-name="_31_"> </text:span><text:span text:style-name="_31_47">a</text:span><text:span text:style-name="_32_10">l</text:span><text:span text:style-name="_34_2">a</text:span><text:span text:style-name="_31_14">r</text:span><text:span text:style-name="_32_19">m</text:span><text:span text:style-name="_37_1">,</text:span><text:span text:style-name="_37_6"> </text:span><text:span text:style-name="_31_85">a</text:span><text:span text:style-name="_36_8">n</text:span><text:span text:style-name="_31_17">d</text:span><text:span text:style-name="_31_51"> </text:span><text:span text:style-name="_33_6">c</text:span><text:span text:style-name="_31_01">h</text:span><text:span text:style-name="_32_09">a</text:span><text:span text:style-name="_34_5">r</text:span><text:span text:style-name="_31_43">g</text:span><text:span text:style-name="_32_16">e</text:span><text:span text:style-name="_36_5">d</text:span><text:span text:style-name="_37_6"> </text:span><text:span text:style-name="_31_73">t</text:span><text:span text:style-name="_32_1">h</text:span><text:span text:style-name="_31_26">r</text:span><text:span text:style-name="_31_71">e</text:span><text:span text:style-name="_33_0">e</text:span><text:span text:style-name="_37_6"> </text:span><text:span text:style-name="_32_01">h</text:span><text:span text:style-name="_35_6">u</text:span><text:span text:style-name="_39_8">n</text:span><text:span text:style-name="_31_89">d</text:span><text:span text:style-name="_36_9">r</text:span><text:span text:style-name="_31_14">e</text:span><text:span text:style-name="_32_03">d</text:span><text:span text:style-name="_31_"> </text:span><text:span text:style-name="_31_35">a</text:span><text:span text:style-name="_31_86">n</text:span><text:span text:style-name="_32_6">d</text:span><text:span text:style-name="_37_6"> </text:span><text:span text:style-name="_32_16">t</text:span><text:span text:style-name="_33_9">w</text:span><text:span text:style-name="_31_44">e</text:span><text:span text:style-name="_31_94">n</text:span><text:span text:style-name="_35_9">t</text:span><text:span text:style-name="_31_04">y</text:span><text:span text:style-name="_31_43">-</text:span><text:span text:style-name="_35_0">f</text:span><text:span text:style-name="_31_20">i</text:span><text:span text:style-name="_32_01">v</text:span><text:span text:style-name="_33_9">e</text:span><text:span text:style-name="_37_6"> </text:span><text:span text:style-name="_31_92">d</text:span><text:span text:style-name="_33_8">o</text:span><text:span text:style-name="_31_50">l</text:span><text:span text:style-name="_32_22">l</text:span><text:span text:style-name="_35_3">a</text:span><text:span text:style-name="_31_19">r</text:span><text:span text:style-name="_31_92">s</text:span><text:span text:style-name="_31_"> </text:span><text:span text:style-name="_31_14">f</text:span><text:span text:style-name="_31_74">o</text:span><text:span text:style-name="_37_4">r</text:span><text:span text:style-name="_37_6"> </text:span><text:span text:style-name="_31_77">i</text:span><text:span text:style-name="_32_7">t</text:span><text:span text:style-name="_31_35">,</text:span><text:span text:style-name="_31_51"> </text:span><text:span text:style-name="_34_1">a</text:span><text:span text:style-name="_31_16">n</text:span><text:span text:style-name="_31_71">d</text:span><text:span text:style-name="_31_"> </text:span><text:span text:style-name="_31_05">s</text:span><text:span text:style-name="_31_74">a</text:span><text:span text:style-name="_33_0">i</text:span><text:span text:style-name="_31_20">d</text:span><text:span text:style-name="_31_51"> </text:span><text:span text:style-name="_34_2">w</text:span><text:span text:style-name="_31_26">e</text:span><text:span text:style-name="_31_51"> </text:span><text:span text:style-name="_34_1">c</text:span><text:span text:style-name="_31_19">o</text:span><text:span text:style-name="_32_00">u</text:span><text:span text:style-name="_32_7">l</text:span><text:span text:style-name="_31_44">d</text:span><text:span text:style-name="_31_51"> </text:span><text:span text:style-name="_35_6">s</text:span><text:span text:style-name="_31_01">l</text:span><text:span text:style-name="_32_22">e</text:span><text:span text:style-name="_33_5">e</text:span><text:span text:style-name="_39_6">p</text:span><text:span text:style-name="_31_51"> </text:span><text:span text:style-name="_35_0">w</text:span><text:span text:style-name="_31_50">i</text:span><text:span text:style-name="_32_24">t</text:span><text:span text:style-name="_35_3">h</text:span><text:span text:style-name="_31_50">o</text:span><text:span text:style-name="_32_18">u</text:span><text:span text:style-name="_36_8">t</text:span><text:span text:style-name="_37_6"> </text:span><text:span text:style-name="_31_80">u</text:span><text:span text:style-name="_33_5">n</text:span><text:span text:style-name="_31_46">e</text:span><text:span text:style-name="_31_70">a</text:span><text:span text:style-name="_32_1">s</text:span><text:span text:style-name="_31_28">i</text:span><text:span text:style-name="_31_74">n</text:span><text:span text:style-name="_32_1">e</text:span><text:span text:style-name="_31_01">s</text:span><text:span text:style-name="_31_77">s</text:span><text:span text:style-name="_31_"> </text:span><text:span text:style-name="_31_05">n</text:span><text:span text:style-name="_32_15">o</text:span><text:span text:style-name="_37_4">w</text:span><text:span text:style-name="_31_34">.</text:span><text:span text:style-name="_31_51"> </text:span><text:span text:style-name="_37_4">S</text:span><text:span text:style-name="_39_8">o</text:span><text:span text:style-name="_31_51"> </text:span><text:span text:style-name="_36_8">w</text:span><text:span text:style-name="_31_40">e</text:span><text:span text:style-name="_31_51"> </text:span><text:span text:style-name="_35_0">d</text:span><text:span text:style-name="_31_28">i</text:span><text:span text:style-name="_32_01">d</text:span><text:span text:style-name="_31_"> </text:span><text:span text:style-name="_31_02">f</text:span><text:span text:style-name="_32_19">o</text:span><text:span text:style-name="_34_2">r</text:span><text:span text:style-name="_37_6"> </text:span><text:span text:style-name="_31_74">a</text:span><text:span text:style-name="_37_1">w</text:span><text:span text:style-name="_31_11">h</text:span><text:span text:style-name="_32_22">i</text:span><text:span text:style-name="_35_9">l</text:span><text:span text:style-name="_31_20">e</text:span><text:span text:style-name="_31_25">--</text:span><text:span text:style-name="_32_0">s</text:span><text:span text:style-name="_31_04">a</text:span><text:span text:style-name="_31_94">y</text:span><text:span text:style-name="_31_"> </text:span><text:span text:style-name="_31_32">a</text:span><text:span text:style-name="_31_51"> </text:span><text:span text:style-name="_36_9">m</text:span><text:span text:style-name="_31_35">o</text:span><text:span text:style-name="_32_19">n</text:span><text:span text:style-name="_33_5">t</text:span><text:span text:style-name="_31_16">h</text:span><text:span text:style-name="_31_74">.</text:span><text:span text:style-name="_31_"> </text:span><text:span text:style-name="_31_31">T</text:span><text:span text:style-name="_31_80">h</text:span><text:span text:style-name="_32_1">e</text:span><text:span text:style-name="_31_16">n</text:span><text:span text:style-name="_31_51"> </text:span><text:span text:style-name="_33_9">o</text:span><text:span text:style-name="_31_50">n</text:span><text:span text:style-name="_31_74">e</text:span><text:span text:style-name="_31_"> </text:span><text:span text:style-name="_31_47">n</text:span><text:span text:style-name="_32_24">i</text:span><text:span text:style-name="_33_8">g</text:span><text:span text:style-name="_31_28">h</text:span><text:span text:style-name="_31_70">t</text:span><text:span text:style-name="_31_"> </text:span><text:span text:style-name="_31_35">w</text:span><text:span text:style-name="_31_95">e</text:span><text:span text:style-name="_31_"> </text:span><text:span text:style-name="_31_25">s</text:span><text:span text:style-name="_32_25">m</text:span><text:span text:style-name="_32_3">e</text:span><text:span text:style-name="_31_34">l</text:span><text:span text:style-name="_32_22">l</text:span><text:span text:style-name="_35_6">e</text:span><text:span text:style-name="_31_35">d</text:span><text:span text:style-name="_31_51"> </text:span><text:span text:style-name="_35_3">s</text:span><text:span text:style-name="_39_9">m</text:span><text:span text:style-name="_32_19">o</text:span><text:span text:style-name="_36_6">k</text:span><text:span text:style-name="_31_35">e</text:span><text:span text:style-name="_32_10">,</text:span><text:span text:style-name="_31_"> </text:span><text:span text:style-name="_31_11">a</text:span><text:span text:style-name="_32_21">n</text:span><text:span text:style-name="_33_6">d</text:span><text:span text:style-name="_37_6"> </text:span><text:span text:style-name="_31_79">I</text:span><text:span text:style-name="_31_"> </text:span><text:span text:style-name="_31_50">w</text:span><text:span text:style-name="_31_86">a</text:span><text:span text:style-name="_35_9">s</text:span><text:span text:style-name="_37_6"> </text:span><text:span text:style-name="_32_22">a</text:span><text:span text:style-name="_33_5">d</text:span><text:span text:style-name="_31_31">v</text:span><text:span text:style-name="_32_16">i</text:span><text:span text:style-name="_33_8">s</text:span><text:span text:style-name="_31_44">e</text:span><text:span text:style-name="_32_07">d</text:span><text:span text:style-name="_31_"> </text:span><text:span text:style-name="_31_34">t</text:span><text:span text:style-name="_31_70">o</text:span><text:span text:style-name="_31_"> </text:span><text:span text:style-name="_31_17">g</text:span><text:span text:style-name="_32_09">e</text:span><text:span text:style-name="_32_9">t</text:span><text:span text:style-name="_37_6"> </text:span><text:span text:style-name="_31_85">u</text:span><text:span text:style-name="_35_4">p</text:span><text:span text:style-name="_37_6"> </text:span><text:span text:style-name="_32_04">a</text:span><text:span text:style-name="_36_8">n</text:span><text:span text:style-name="_31_14">d</text:span><text:span text:style-name="_31_51"> </text:span><text:span text:style-name="_35_4">s</text:span><text:span text:style-name="_31_14">e</text:span><text:span text:style-name="_32_24">e</text:span><text:span text:style-name="_31_"> </text:span><text:span text:style-name="_31_02">w</text:span><text:span text:style-name="_32_07">h</text:span><text:span text:style-name="_32_6">a</text:span><text:span text:style-name="_31_44">t</text:span><text:span text:style-name="_31_51"> </text:span><text:span text:style-name="_37_2">t</text:span><text:span text:style-name="_31_28">h</text:span><text:span text:style-name="_32_19">e</text:span><text:span text:style-name="_31_"> </text:span><text:span text:style-name="_31_35">m</text:span><text:span text:style-name="_32_07">a</text:span><text:span text:style-name="_36_0">t</text:span><text:span text:style-name="_31_41">t</text:span><text:span text:style-name="_31_94">e</text:span><text:span text:style-name="_35_4">r</text:span><text:span text:style-name="_37_6"> </text:span><text:span text:style-name="_32_00">w</text:span><text:span text:style-name="_36_9">a</text:span><text:span text:style-name="_31_05">s</text:span><text:span text:style-name="_32_16">.</text:span><text:span text:style-name="_31_"> </text:span><text:span text:style-name="_31_10">I</text:span><text:span text:style-name="_31_51"> </text:span><text:span text:style-name="_35_3">l</text:span><text:span text:style-name="_39_5">i</text:span><text:span text:style-name="_32_24">t</text:span><text:span text:style-name="_31_"> </text:span><text:span text:style-name="_31_25">a</text:span><text:span text:style-name="_31_51"> </text:span><text:span text:style-name="_37_5">c</text:span><text:span text:style-name="_31_29">a</text:span><text:span text:style-name="_32_18">n</text:span><text:span text:style-name="_36_9">d</text:span><text:span text:style-name="_39_6">l</text:span><text:span text:style-name="_31_71">e</text:span><text:span text:style-name="_34_4">,</text:span><text:span text:style-name="_37_6"> </text:span><text:span text:style-name="_31_94">a</text:span><text:span text:style-name="_36_6">n</text:span><text:span text:style-name="_31_25">d</text:span><text:span text:style-name="_31_51"> </text:span><text:span text:style-name="_35_4">s</text:span><text:span text:style-name="_31_02">t</text:span><text:span text:style-name="_32_00">a</text:span><text:span text:style-name="_37_5">r</text:span><text:span text:style-name="_31_05">t</text:span><text:span text:style-name="_32_10">e</text:span><text:span text:style-name="_37_5">d</text:span><text:span text:style-name="_37_6"> </text:span><text:span text:style-name="_32_22">t</text:span><text:span text:style-name="_36_0">o</text:span><text:span text:style-name="_31_31">w</text:span><text:span text:style-name="_31_80">a</text:span><text:span text:style-name="_32_0">r</text:span><text:span text:style-name="_31_32">d</text:span><text:span text:style-name="_31_51"> </text:span><text:span text:style-name="_35_1">t</text:span><text:span text:style-name="_31_47">h</text:span><text:span text:style-name="_31_77">e</text:span><text:span text:style-name="_31_"> </text:span><text:span text:style-name="_31_35">s</text:span><text:span text:style-name="_32_19">t</text:span><text:span text:style-name="_33_5">a</text:span><text:span text:style-name="_31_49">i</text:span><text:span text:style-name="_31_77">r</text:span><text:span text:style-name="_35_3">s</text:span><text:span text:style-name="_39_9">,</text:span><text:span text:style-name="_31_51"> </text:span><text:span text:style-name="_35_4">a</text:span><text:span text:style-name="_31_40">n</text:span><text:span text:style-name="_32_07">d</text:span><text:span text:style-name="_31_"> </text:span><text:span text:style-name="_31_40">m</text:span><text:span text:style-name="_31_73">e</text:span><text:span text:style-name="_32_7">t</text:span><text:span text:style-name="_37_6"> </text:span><text:span text:style-name="_31_76">a</text:span><text:span text:style-name="_31_"> </text:span><text:span text:style-name="_31_35">b</text:span><text:span text:style-name="_31_94">u</text:span><text:span text:style-name="_36_0">r</text:span><text:span text:style-name="_31_10">g</text:span><text:span text:style-name="_31_94">l</text:span><text:span text:style-name="_37_4">a</text:span><text:span text:style-name="_31_13">r</text:span><text:span text:style-name="_31_51"> </text:span><text:span text:style-name="_36_5">c</text:span><text:span text:style-name="_31_04">o</text:span><text:span text:style-name="_31_74">m</text:span><text:span text:style-name="_32_1">i</text:span><text:span text:style-name="_31_25">n</text:span><text:span text:style-name="_31_70">g</text:span><text:span text:style-name="_31_"> </text:span><text:span text:style-name="_31_49">o</text:span><text:span text:style-name="_32_04">u</text:span><text:span text:style-name="_35_1">t</text:span><text:span text:style-name="_37_6"> </text:span><text:span text:style-name="_32_01">o</text:span><text:span text:style-name="_32_6">f</text:span><text:span text:style-name="_37_6"> </text:span><text:span text:style-name="_31_86">a</text:span><text:span text:style-name="_31_"> </text:span><text:span text:style-name="_39_9">r</text:span><text:span text:style-name="_32_10">o</text:span><text:span text:style-name="_36_5">o</text:span><text:span text:style-name="_31_10">m</text:span><text:span text:style-name="_31_51"> </text:span><text:span text:style-name="_32_4">w</text:span><text:span text:style-name="_31_50">i</text:span><text:span text:style-name="_32_19">t</text:span><text:span text:style-name="_35_9">h</text:span><text:span text:style-name="_37_6"> </text:span><text:span text:style-name="_31_91">a</text:span><text:span text:style-name="_31_"> </text:span><text:span text:style-name="_31_34">b</text:span><text:span text:style-name="_32_24">a</text:span><text:span text:style-name="_35_6">s</text:span><text:span text:style-name="_31_35">k</text:span><text:span text:style-name="_31_95">e</text:span><text:span text:style-name="_37_2">t</text:span><text:span text:style-name="_37_6"> </text:span><text:span text:style-name="_31_85">o</text:span><text:span text:style-name="_33_9">f</text:span><text:span text:style-name="_37_6"> </text:span><text:span text:style-name="_31_79">t</text:span><text:span text:style-name="_35_9">i</text:span><text:span text:style-name="_31_17">n</text:span><text:span text:style-name="_31_73">w</text:span><text:span text:style-name="_32_6">a</text:span><text:span text:style-name="_31_14">r</text:span><text:span text:style-name="_31_91">e</text:span><text:span text:style-name="_34_2">,</text:span><text:span text:style-name="_37_6"> </text:span><text:span text:style-name="_32_01">w</text:span><text:span text:style-name="_33_6">h</text:span><text:span text:style-name="_31_40">i</text:span><text:span text:style-name="_32_21">c</text:span><text:span text:style-name="_33_6">h</text:span><text:span text:style-name="_37_6"> </text:span><text:span text:style-name="_31_80">h</text:span><text:span text:style-name="_33_5">e</text:span><text:span text:style-name="_37_6"> </text:span><text:span text:style-name="_31_95">h</text:span><text:span text:style-name="_35_4">a</text:span><text:span text:style-name="_39_9">d</text:span><text:span text:style-name="_31_51"> </text:span><text:span text:style-name="_32_4">m</text:span><text:span text:style-name="_31_44">i</text:span><text:span text:style-name="_31_73">s</text:span><text:span text:style-name="_32_7">t</text:span><text:span text:style-name="_31_04">a</text:span><text:span text:style-name="_31_94">k</text:span><text:span text:style-name="_35_1">e</text:span><text:span text:style-name="_31_32">n</text:span><text:span text:style-name="_31_51"> </text:span><text:span text:style-name="_32_0">f</text:span><text:span text:style-name="_31_20">o</text:span><text:span text:style-name="_31_86">r</text:span><text:span text:style-name="_31_"> </text:span><text:span text:style-name="_31_04">s</text:span><text:span text:style-name="_32_06">o</text:span><text:span text:style-name="_32_9">l</text:span><text:span text:style-name="_31_46">i</text:span><text:span text:style-name="_32_15">d</text:span><text:span text:style-name="_31_"> </text:span><text:span text:style-name="_31_13">s</text:span><text:span text:style-name="_32_06">i</text:span><text:span text:style-name="_32_3">l</text:span><text:span text:style-name="_31_40">v</text:span><text:span text:style-name="_31_73">e</text:span><text:span text:style-name="_36_5">r</text:span><text:span text:style-name="_37_6"> </text:span><text:span text:style-name="_32_16">i</text:span><text:span text:style-name="_35_4">n</text:span><text:span text:style-name="_37_6"> </text:span><text:span text:style-name="_32_18">t</text:span><text:span text:style-name="_35_6">h</text:span><text:span text:style-name="_39_9">e</text:span><text:span text:style-name="_31_51"> </text:span><text:span text:style-name="_37_4">d</text:span><text:span text:style-name="_31_14">a</text:span><text:span text:style-name="_32_10">r</text:span><text:span text:style-name="_32_0">k</text:span><text:span text:style-name="_31_04">.</text:span><text:span text:style-name="_31_51"> </text:span><text:span text:style-name="_36_6">H</text:span><text:span text:style-name="_31_50">e</text:span><text:span text:style-name="_31_51"> </text:span><text:span text:style-name="_35_9">w</text:span><text:span text:style-name="_31_49">a</text:span><text:span text:style-name="_32_04">s</text:span><text:span text:style-name="_31_"> </text:span><text:span text:style-name="_39_5">s</text:span><text:span text:style-name="_32_24">m</text:span><text:span text:style-name="_32_7">o</text:span><text:span text:style-name="_31_02">k</text:span><text:span text:style-name="_31_77">i</text:span><text:span text:style-name="_36_6">n</text:span><text:span text:style-name="_31_46">g</text:span><text:span text:style-name="_31_51"> </text:span><text:span text:style-name="_33_0">a</text:span><text:span text:style-name="_37_6"> </text:span><text:span text:style-name="_31_77">p</text:span><text:span text:style-name="_36_5">i</text:span><text:span text:style-name="_31_17">p</text:span><text:span text:style-name="_32_24">e</text:span><text:span text:style-name="_34_5">.</text:span><text:span text:style-name="_37_6"> </text:span><text:span text:style-name="_31_74">I</text:span><text:span text:style-name="_31_"> </text:span><text:span text:style-name="_31_16">s</text:span><text:span text:style-name="_32_24">a</text:span><text:span text:style-name="_32_9">i</text:span><text:span text:style-name="_31_14">d</text:span><text:span text:style-name="_31_71">,</text:span><text:span text:style-name="_31_"> </text:span><text:span text:style-name="_39_8">'</text:span><text:span text:style-name="_31_95">M</text:span><text:span text:style-name="_33_6">y</text:span><text:span text:style-name="_37_6"> </text:span><text:span text:style-name="_31_85">f</text:span><text:span text:style-name="_32_7">r</text:span><text:span text:style-name="_39_8">i</text:span><text:span text:style-name="_32_19">e</text:span><text:span text:style-name="_37_1">n</text:span><text:span text:style-name="_31_28">d</text:span><text:span text:style-name="_32_09">,</text:span><text:span text:style-name="_31_"> </text:span><text:span text:style-name="_31_32">w</text:span><text:span text:style-name="_31_79">e</text:span><text:span text:style-name="_31_"> </text:span><text:span text:style-name="_31_49">d</text:span><text:span text:style-name="_32_22">o</text:span><text:span text:style-name="_31_"> </text:span><text:span text:style-name="_31_11">n</text:span><text:span text:style-name="_31_92">o</text:span><text:span text:style-name="_32_6">t</text:span><text:span text:style-name="_37_6"> </text:span><text:span text:style-name="_31_85">a</text:span><text:span text:style-name="_32_9">l</text:span><text:span text:style-name="_31_16">l</text:span><text:span text:style-name="_31_71">o</text:span><text:span text:style-name="_36_5">w</text:span><text:span text:style-name="_37_6"> </text:span><text:span text:style-name="_32_15">s</text:span><text:span text:style-name="_32_4">m</text:span><text:span text:style-name="_31_28">o</text:span><text:span text:style-name="_32_19">k</text:span><text:span text:style-name="_36_9">i</text:span><text:span text:style-name="_31_34">n</text:span><text:span text:style-name="_31_85">g</text:span><text:span text:style-name="_31_"> </text:span><text:span text:style-name="_31_04">i</text:span><text:span text:style-name="_31_95">n</text:span><text:span text:style-name="_31_"> </text:span><text:span text:style-name="_31_44">t</text:span><text:span text:style-name="_32_01">h</text:span><text:span text:style-name="_33_9">i</text:span><text:span text:style-name="_31_40">s</text:span><text:span text:style-name="_31_51"> </text:span><text:span text:style-name="_32_4">r</text:span><text:span text:style-name="_31_14">o</text:span><text:span text:style-name="_31_74">o</text:span><text:span text:style-name="_33_8">m</text:span><text:span text:style-name="_39_8">.</text:span><text:span text:style-name="_32_03">'</text:span><text:span text:style-name="_31_"> </text:span><text:span text:style-name="_31_05">H</text:span><text:span text:style-name="_32_15">e</text:span><text:span text:style-name="_31_"> </text:span><text:span text:style-name="_31_02">s</text:span><text:span text:style-name="_32_10">a</text:span><text:span text:style-name="_35_6">i</text:span><text:span text:style-name="_31_40">d</text:span><text:span text:style-name="_31_51"> </text:span><text:span text:style-name="_32_7">h</text:span><text:span text:style-name="_31_05">e</text:span><text:span text:style-name="_31_51"> </text:span><text:span text:style-name="_32_1">w</text:span><text:span text:style-name="_31_04">a</text:span><text:span text:style-name="_31_70">s</text:span><text:span text:style-name="_31_"> </text:span><text:span text:style-name="_31_14">a</text:span><text:span text:style-name="_31_51"> </text:span><text:span text:style-name="_37_1">s</text:span><text:span text:style-name="_31_40">t</text:span><text:span text:style-name="_32_06">r</text:span><text:span text:style-name="_32_0">a</text:span><text:span text:style-name="_31_26">n</text:span><text:span text:style-name="_32_00">g</text:span><text:span text:style-name="_34_2">e</text:span><text:span text:style-name="_39_9">r</text:span><text:span text:style-name="_32_01">,</text:span><text:span text:style-name="_31_"> </text:span><text:span text:style-name="_31_16">a</text:span><text:span text:style-name="_32_07">n</text:span><text:span text:style-name="_36_5">d</text:span><text:span text:style-name="_37_6"> </text:span><text:span text:style-name="_31_73">c</text:span><text:span text:style-name="_32_4">o</text:span><text:span text:style-name="_31_13">u</text:span><text:span text:style-name="_31_74">l</text:span><text:span text:style-name="_32_7">d</text:span><text:span text:style-name="_37_6"> </text:span><text:span text:style-name="_32_15">n</text:span><text:span text:style-name="_33_8">o</text:span><text:span text:style-name="_31_05">t</text:span><text:span text:style-name="_31_51"> </text:span><text:span text:style-name="_35_0">b</text:span><text:span text:style-name="_31_02">e</text:span><text:span text:style-name="_31_51"> </text:span><text:span text:style-name="_32_9">e</text:span><text:span text:style-name="_31_11">x</text:span><text:span text:style-name="_32_18">p</text:span><text:span text:style-name="_35_6">e</text:span><text:span text:style-name="_31_43">c</text:span><text:span text:style-name="_31_73">t</text:span><text:span text:style-name="_35_0">e</text:span><text:span text:style-name="_31_41">d</text:span><text:span text:style-name="_31_51"> </text:span><text:span text:style-name="_32_3">t</text:span><text:span text:style-name="_31_43">o</text:span><text:span text:style-name="_31_51"> </text:span><text:span text:style-name="_37_5">k</text:span><text:span text:style-name="_31_01">n</text:span><text:span text:style-name="_32_19">o</text:span><text:span text:style-name="_35_1">w</text:span><text:span text:style-name="_37_6"> </text:span><text:span text:style-name="_31_95">t</text:span><text:span text:style-name="_32_0">h</text:span><text:span text:style-name="_31_29">e</text:span><text:span text:style-name="_31_51"> </text:span><text:span text:style-name="_35_4">r</text:span><text:span text:style-name="_31_49">u</text:span><text:span text:style-name="_31_88">l</text:span><text:span text:style-name="_32_6">e</text:span><text:span text:style-name="_31_43">s</text:span><text:span text:style-name="_31_51"> </text:span><text:span text:style-name="_32_9">o</text:span><text:span text:style-name="_31_02">f</text:span><text:span text:style-name="_31_51"> </text:span><text:span text:style-name="_32_1">t</text:span><text:span text:style-name="_31_10">h</text:span><text:span text:style-name="_32_09">e</text:span><text:span text:style-name="_31_"> </text:span><text:span text:style-name="_31_34">h</text:span><text:span text:style-name="_31_71">o</text:span><text:span text:style-name="_36_9">u</text:span><text:span text:style-name="_39_8">s</text:span><text:span text:style-name="_32_06">e</text:span><text:span text:style-name="_33_0">:</text:span><text:span text:style-name="_37_6"> </text:span><text:span text:style-name="_32_07">s</text:span><text:span text:style-name="_33_6">a</text:span><text:span text:style-name="_31_40">i</text:span><text:span text:style-name="_31_88">d</text:span><text:span text:style-name="_31_"> </text:span><text:span text:style-name="_31_49">h</text:span><text:span text:style-name="_32_19">e</text:span><text:span text:style-name="_31_"> </text:span><text:span text:style-name="_31_49">h</text:span><text:span text:style-name="_31_94">a</text:span><text:span text:style-name="_32_6">d</text:span><text:span text:style-name="_37_6"> </text:span><text:span text:style-name="_31_89">b</text:span><text:span text:style-name="_35_1">e</text:span><text:span text:style-name="_31_40">e</text:span><text:span text:style-name="_31_92">n</text:span><text:span text:style-name="_31_"> </text:span><text:span text:style-name="_39_9">i</text:span><text:span text:style-name="_31_89">n</text:span><text:span text:style-name="_31_"> </text:span><text:span text:style-name="_31_10">m</text:span><text:span text:style-name="_32_25">a</text:span><text:span text:style-name="_34_4">n</text:span><text:span text:style-name="_31_49">y</text:span><text:span text:style-name="_31_51"> </text:span><text:span text:style-name="_32_6">h</text:span><text:span text:style-name="_31_46">o</text:span><text:span text:style-name="_32_04">u</text:span><text:span text:style-name="_32_9">s</text:span><text:span text:style-name="_31_50">e</text:span><text:span text:style-name="_32_24">s</text:span><text:span text:style-name="_31_"> </text:span><text:span text:style-name="_39_5">j</text:span><text:span text:style-name="_31_76">u</text:span><text:span text:style-name="_33_0">s</text:span><text:span text:style-name="_31_26">t</text:span><text:span text:style-name="_31_51"> </text:span><text:span text:style-name="_32_7">a</text:span><text:span text:style-name="_31_26">s</text:span><text:span text:style-name="_31_51"> </text:span><text:span text:style-name="_35_9">g</text:span><text:span text:style-name="_31_31">o</text:span><text:span text:style-name="_31_86">o</text:span><text:span text:style-name="_36_5">d</text:span><text:span text:style-name="_37_6"> </text:span><text:span text:style-name="_31_70">a</text:span><text:span text:style-name="_33_0">s</text:span><text:span text:style-name="_37_6"> </text:span><text:span text:style-name="_32_00">t</text:span><text:span text:style-name="_35_1">h</text:span><text:span text:style-name="_31_46">i</text:span><text:span text:style-name="_31_89">s</text:span><text:span text:style-name="_31_"> </text:span><text:span text:style-name="_31_04">o</text:span><text:span text:style-name="_32_10">n</text:span><text:span text:style-name="_34_1">e</text:span><text:span text:style-name="_31_32">,</text:span><text:span text:style-name="_31_51"> </text:span><text:span text:style-name="_35_6">a</text:span><text:span text:style-name="_31_44">n</text:span><text:span text:style-name="_31_71">d</text:span><text:span text:style-name="_31_"> </text:span><text:span text:style-name="_31_43">i</text:span><text:span text:style-name="_31_79">t</text:span><text:span text:style-name="_31_"> </text:span><text:span text:style-name="_31_28">h</text:span><text:span text:style-name="_32_03">a</text:span><text:span text:style-name="_37_2">d</text:span><text:span text:style-name="_37_6"> </text:span><text:span text:style-name="_31_89">n</text:span><text:span text:style-name="_32_9">e</text:span><text:span text:style-name="_31_13">v</text:span><text:span text:style-name="_32_10">e</text:span><text:span text:style-name="_34_1">r</text:span><text:span text:style-name="_37_6"> </text:span><text:span text:style-name="_32_18">b</text:span><text:span text:style-name="_36_8">e</text:span><text:span text:style-name="_31_02">e</text:span><text:span text:style-name="_32_10">n</text:span><text:span text:style-name="_31_"> </text:span><text:span text:style-name="_31_10">o</text:span><text:span text:style-name="_32_09">b</text:span><text:span text:style-name="_35_1">j</text:span><text:span text:style-name="_31_29">e</text:span><text:span text:style-name="_31_88">c</text:span><text:span text:style-name="_34_4">t</text:span><text:span text:style-name="_31_16">e</text:span><text:span text:style-name="_32_00">d</text:span><text:span text:style-name="_31_"> </text:span><text:span text:style-name="_31_32">t</text:span><text:span text:style-name="_31_74">o</text:span><text:span text:style-name="_31_"> </text:span><text:span text:style-name="_31_14">b</text:span><text:span text:style-name="_31_88">e</text:span><text:span text:style-name="_36_8">f</text:span><text:span text:style-name="_31_46">o</text:span><text:span text:style-name="_31_86">r</text:span><text:span text:style-name="_35_1">e</text:span><text:span text:style-name="_31_13">.</text:span><text:span text:style-name="_31_51"> </text:span><text:span text:style-name="_37_2">H</text:span><text:span text:style-name="_31_41">e</text:span><text:span text:style-name="_31_51"> </text:span><text:span text:style-name="_32_3">a</text:span><text:span text:style-name="_31_14">d</text:span><text:span text:style-name="_32_07">d</text:span><text:span text:style-name="_34_5">e</text:span><text:span text:style-name="_31_50">d</text:span><text:span text:style-name="_31_51"> </text:span><text:span text:style-name="_36_0">t</text:span><text:span text:style-name="_31_13">h</text:span><text:span text:style-name="_31_86">a</text:span><text:span text:style-name="_35_4">t</text:span><text:span text:style-name="_37_6"> </text:span><text:span text:style-name="_32_16">a</text:span><text:span text:style-name="_32_7">s</text:span><text:span text:style-name="_37_6"> </text:span><text:span text:style-name="_32_16">f</text:span><text:span text:style-name="_32_4">a</text:span><text:span text:style-name="_31_05">r</text:span><text:span text:style-name="_31_51"> </text:span><text:span text:style-name="_32_7">a</text:span><text:span text:style-name="_31_31">s</text:span><text:span text:style-name="_31_51"> </text:span><text:span text:style-name="_33_5">h</text:span><text:span text:style-name="_31_01">i</text:span><text:span text:style-name="_32_10">s</text:span><text:span text:style-name="_31_"> </text:span><text:span text:style-name="_31_34">e</text:span><text:span text:style-name="_31_76">x</text:span><text:span text:style-name="_36_9">p</text:span><text:span text:style-name="_31_14">e</text:span><text:span text:style-name="_32_03">r</text:span><text:span text:style-name="_32_1">i</text:span><text:span text:style-name="_39_5">e</text:span><text:span text:style-name="_32_09">n</text:span><text:span text:style-name="_36_5">c</text:span><text:span text:style-name="_31_43">e</text:span><text:span text:style-name="_31_51"> </text:span><text:span text:style-name="_32_1">w</text:span><text:span text:style-name="_39_6">e</text:span><text:span text:style-name="_32_18">n</text:span><text:span text:style-name="_36_8">t</text:span><text:span text:style-name="_31_32">,</text:span><text:span text:style-name="_31_51"> </text:span><text:span text:style-name="_32_4">s</text:span><text:span text:style-name="_31_44">u</text:span><text:span text:style-name="_31_85">c</text:span><text:span text:style-name="_35_7">h</text:span><text:span text:style-name="_37_6"> </text:span><text:span text:style-name="_31_95">r</text:span><text:span text:style-name="_36_5">u</text:span><text:span text:style-name="_31_25">l</text:span><text:span text:style-name="_31_79">e</text:span><text:span text:style-name="_33_5">s</text:span><text:span text:style-name="_37_6"> </text:span><text:span text:style-name="_31_89">h</text:span><text:span text:style-name="_32_6">a</text:span><text:span text:style-name="_39_6">d</text:span><text:span text:style-name="_31_51"> </text:span><text:span text:style-name="_34_4">n</text:span><text:span text:style-name="_31_47">e</text:span><text:span text:style-name="_31_71">v</text:span><text:span text:style-name="_34_4">e</text:span><text:span text:style-name="_31_49">r</text:span><text:span text:style-name="_31_51"> </text:span><text:span text:style-name="_32_6">b</text:span><text:span text:style-name="_31_11">e</text:span><text:span text:style-name="_31_70">e</text:span><text:span text:style-name="_36_5">n</text:span><text:span text:style-name="_37_6"> </text:span><text:span text:style-name="_31_74">c</text:span><text:span text:style-name="_35_0">o</text:span><text:span text:style-name="_31_44">n</text:span><text:span text:style-name="_31_86">s</text:span><text:span text:style-name="_33_9">i</text:span><text:span text:style-name="_31_04">d</text:span><text:span text:style-name="_32_15">e</text:span><text:span text:style-name="_33_5">r</text:span><text:span text:style-name="_31_46">e</text:span><text:span text:style-name="_31_95">d</text:span><text:span text:style-name="_31_"> </text:span><text:span text:style-name="_31_10">t</text:span><text:span text:style-name="_32_15">o</text:span><text:span text:style-name="_31_"> </text:span><text:span text:style-name="_31_29">a</text:span><text:span text:style-name="_32_19">p</text:span><text:span text:style-name="_34_5">p</text:span><text:span text:style-name="_31_46">l</text:span><text:span text:style-name="_32_00">y</text:span><text:span text:style-name="_31_"> </text:span><text:span text:style-name="_31_10">t</text:span><text:span text:style-name="_31_92">o</text:span><text:span text:style-name="_31_"> </text:span><text:span text:style-name="_31_10">b</text:span><text:span text:style-name="_31_80">u</text:span><text:span text:style-name="_32_0">r</text:span><text:span text:style-name="_31_14">g</text:span><text:span text:style-name="_32_24">l</text:span><text:span text:style-name="_32_4">a</text:span><text:span text:style-name="_31_49">r</text:span><text:span text:style-name="_31_73">s</text:span><text:span text:style-name="_36_6">,</text:span><text:span text:style-name="_37_6"> </text:span><text:span text:style-name="_32_09">a</text:span><text:span text:style-name="_34_5">n</text:span><text:span text:style-name="_31_17">y</text:span><text:span text:style-name="_32_15">w</text:span><text:span text:style-name="_36_8">a</text:span><text:span text:style-name="_31_25">y</text:span><text:span text:style-name="_32_00">.</text:span></text:p>
      <text:p text:style-name="P1"><text:span text:style-name="_36_9">"</text:span><text:span text:style-name="_31_16">I</text:span><text:span text:style-name="_31_51"> </text:span><text:span text:style-name="_37_4">s</text:span><text:span text:style-name="_31_50">a</text:span><text:span text:style-name="_31_76">i</text:span><text:span text:style-name="_35_1">d</text:span><text:span text:style-name="_31_05">:</text:span><text:span text:style-name="_31_51"> </text:span><text:span text:style-name="_35_6">'</text:span><text:span text:style-name="_31_32">S</text:span><text:span text:style-name="_32_06">m</text:span><text:span text:style-name="_32_0">o</text:span><text:span text:style-name="_39_6">k</text:span><text:span text:style-name="_32_25">e</text:span><text:span text:style-name="_31_"> </text:span><text:span text:style-name="_31_46">a</text:span><text:span text:style-name="_32_06">l</text:span><text:span text:style-name="_34_1">o</text:span><text:span text:style-name="_31_32">n</text:span><text:span text:style-name="_31_77">g</text:span><text:span text:style-name="_34_2">,</text:span><text:span text:style-name="_37_6"> </text:span><text:span text:style-name="_31_89">t</text:span><text:span text:style-name="_33_8">h</text:span><text:span text:style-name="_31_10">e</text:span><text:span text:style-name="_32_19">n</text:span><text:span text:style-name="_35_3">,</text:span><text:span text:style-name="_37_6"> </text:span><text:span text:style-name="_32_25">i</text:span><text:span text:style-name="_32_6">f</text:span><text:span text:style-name="_37_6"> </text:span><text:span text:style-name="_32_09">i</text:span><text:span text:style-name="_35_6">t</text:span><text:span text:style-name="_37_6"> </text:span><text:span text:style-name="_32_16">i</text:span><text:span text:style-name="_33_0">s</text:span><text:span text:style-name="_37_6"> </text:span><text:span text:style-name="_32_06">t</text:span><text:span text:style-name="_33_9">h</text:span><text:span text:style-name="_31_10">e</text:span><text:span text:style-name="_31_51"> </text:span><text:span text:style-name="_32_9">c</text:span><text:span text:style-name="_31_49">u</text:span><text:span text:style-name="_32_10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>
      <style:text-properties fo:background-color="#f9f9ff"/>
    </style:style>
    <style:style style:name="_35_" style:display-name="5" style:family="text">
      <style:text-properties style:text-position="0% 100%" fo:background-color="#f9f9ff"/>
    </style:style>
    <style:style style:name="_36_" style:display-name="6" style:family="text">
      <style:text-properties style:text-position="2% 100%" fo:background-color="#f9f9ff"/>
    </style:style>
    <style:style style:name="_37_" style:display-name="7" style:family="text">
      <style:text-properties fo:background-color="#f9fdff"/>
    </style:style>
    <style:style style:name="_38_" style:display-name="8" style:family="text">
      <style:text-properties style:text-position="0% 100%" fo:background-color="#f9fdff"/>
    </style:style>
    <style:style style:name="_39_" style:display-name="9" style:family="text">
      <style:text-properties style:text-position="2% 100%" fo:background-color="#f9fdff"/>
    </style:style>
    <style:style style:name="_31_0" style:display-name="10" style:family="text">
      <style:text-properties fo:background-color="#fdf9ff"/>
    </style:style>
    <style:style style:name="_31_1" style:display-name="11" style:family="text">
      <style:text-properties style:text-position="0% 100%" fo:background-color="#fdf9ff"/>
    </style:style>
    <style:style style:name="_31_2" style:display-name="12" style:family="text">
      <style:text-properties style:text-position="2% 100%" fo:background-color="#fdf9ff"/>
    </style:style>
    <style:style style:name="_31_3" style:display-name="13" style:family="text">
      <style:text-properties fo:background-color="#fdfdff"/>
    </style:style>
    <style:style style:name="_31_4" style:display-name="14" style:family="text">
      <style:text-properties style:text-position="0% 100%" fo:background-color="#fdfdff"/>
    </style:style>
    <style:style style:name="_31_5" style:display-name="15" style:family="text">
      <style:text-properties style:text-position="2% 100%" fo:background-color="#fdfdff"/>
    </style:style>
    <style:style style:name="_31_6" style:display-name="16" style:family="text">
      <style:text-properties fo:color="#040400"/>
    </style:style>
    <style:style style:name="_31_7" style:display-name="17" style:family="text">
      <style:text-properties fo:color="#040400" style:text-position="0% 100%"/>
    </style:style>
    <style:style style:name="_31_8" style:display-name="18" style:family="text">
      <style:text-properties fo:color="#040400" style:text-position="2% 100%"/>
    </style:style>
    <style:style style:name="_31_9" style:display-name="19" style:family="text">
      <style:text-properties fo:color="#040400" fo:background-color="#f9f9ff"/>
    </style:style>
    <style:style style:name="_32_0" style:display-name="20" style:family="text">
      <style:text-properties fo:color="#040400" style:text-position="0% 100%" fo:background-color="#f9f9ff"/>
    </style:style>
    <style:style style:name="_32_1" style:display-name="21" style:family="text">
      <style:text-properties fo:color="#040400" style:text-position="2% 100%" fo:background-color="#f9f9ff"/>
    </style:style>
    <style:style style:name="_32_2" style:display-name="22" style:family="text">
      <style:text-properties fo:color="#040400" fo:background-color="#f9fdff"/>
    </style:style>
    <style:style style:name="_32_3" style:display-name="23" style:family="text">
      <style:text-properties fo:color="#040400" style:text-position="0% 100%" fo:background-color="#f9fdff"/>
    </style:style>
    <style:style style:name="_32_4" style:display-name="24" style:family="text">
      <style:text-properties fo:color="#040400" style:text-position="2% 100%" fo:background-color="#f9fdff"/>
    </style:style>
    <style:style style:name="_32_5" style:display-name="25" style:family="text">
      <style:text-properties fo:color="#040400" fo:background-color="#fdf9ff"/>
    </style:style>
    <style:style style:name="_32_6" style:display-name="26" style:family="text">
      <style:text-properties fo:color="#040400" style:text-position="0% 100%" fo:background-color="#fdf9ff"/>
    </style:style>
    <style:style style:name="_32_7" style:display-name="27" style:family="text">
      <style:text-properties fo:color="#040400" style:text-position="2% 100%" fo:background-color="#fdf9ff"/>
    </style:style>
    <style:style style:name="_32_8" style:display-name="28" style:family="text">
      <style:text-properties fo:color="#040400" fo:background-color="#fdfdff"/>
    </style:style>
    <style:style style:name="_32_9" style:display-name="29" style:family="text">
      <style:text-properties fo:color="#040400" style:text-position="0% 100%" fo:background-color="#fdfdff"/>
    </style:style>
    <style:style style:name="_33_0" style:display-name="30" style:family="text">
      <style:text-properties fo:color="#040400" style:text-position="2% 100%" fo:background-color="#fdfdff"/>
    </style:style>
    <style:style style:name="_33_1" style:display-name="31" style:family="text">
      <style:text-properties fo:color="#040c00"/>
    </style:style>
    <style:style style:name="_33_2" style:display-name="32" style:family="text">
      <style:text-properties fo:color="#040c00" style:text-position="0% 100%"/>
    </style:style>
    <style:style style:name="_33_3" style:display-name="33" style:family="text">
      <style:text-properties fo:color="#040c00" style:text-position="2% 100%"/>
    </style:style>
    <style:style style:name="_33_4" style:display-name="34" style:family="text">
      <style:text-properties fo:color="#040c00" fo:background-color="#f9f9ff"/>
    </style:style>
    <style:style style:name="_33_5" style:display-name="35" style:family="text">
      <style:text-properties fo:color="#040c00" style:text-position="0% 100%" fo:background-color="#f9f9ff"/>
    </style:style>
    <style:style style:name="_33_6" style:display-name="36" style:family="text">
      <style:text-properties fo:color="#040c00" style:text-position="2% 100%" fo:background-color="#f9f9ff"/>
    </style:style>
    <style:style style:name="_33_7" style:display-name="37" style:family="text">
      <style:text-properties fo:color="#040c00" fo:background-color="#f9fdff"/>
    </style:style>
    <style:style style:name="_33_8" style:display-name="38" style:family="text">
      <style:text-properties fo:color="#040c00" style:text-position="0% 100%" fo:background-color="#f9fdff"/>
    </style:style>
    <style:style style:name="_33_9" style:display-name="39" style:family="text">
      <style:text-properties fo:color="#040c00" style:text-position="2% 100%" fo:background-color="#f9fdff"/>
    </style:style>
    <style:style style:name="_34_0" style:display-name="40" style:family="text">
      <style:text-properties fo:color="#040c00" fo:background-color="#fdf9ff"/>
    </style:style>
    <style:style style:name="_34_1" style:display-name="41" style:family="text">
      <style:text-properties fo:color="#040c00" style:text-position="0% 100%" fo:background-color="#fdf9ff"/>
    </style:style>
    <style:style style:name="_34_2" style:display-name="42" style:family="text">
      <style:text-properties fo:color="#040c00" style:text-position="2% 100%" fo:background-color="#fdf9ff"/>
    </style:style>
    <style:style style:name="_34_3" style:display-name="43" style:family="text">
      <style:text-properties fo:color="#040c00" fo:background-color="#fdfdff"/>
    </style:style>
    <style:style style:name="_34_4" style:display-name="44" style:family="text">
      <style:text-properties fo:color="#040c00" style:text-position="0% 100%" fo:background-color="#fdfdff"/>
    </style:style>
    <style:style style:name="_34_5" style:display-name="45" style:family="text">
      <style:text-properties fo:color="#040c00" style:text-position="2% 100%" fo:background-color="#fdfdff"/>
    </style:style>
    <style:style style:name="_34_6" style:display-name="46" style:family="text">
      <style:text-properties fo:color="#0c0400"/>
    </style:style>
    <style:style style:name="_34_7" style:display-name="47" style:family="text">
      <style:text-properties fo:color="#0c0400" style:text-position="0% 100%"/>
    </style:style>
    <style:style style:name="_34_8" style:display-name="48" style:family="text">
      <style:text-properties fo:color="#0c0400" style:text-position="2% 100%"/>
    </style:style>
    <style:style style:name="_34_9" style:display-name="49" style:family="text">
      <style:text-properties fo:color="#0c0400" fo:background-color="#f9f9ff"/>
    </style:style>
    <style:style style:name="_35_0" style:display-name="50" style:family="text">
      <style:text-properties fo:color="#0c0400" style:text-position="0% 100%" fo:background-color="#f9f9ff"/>
    </style:style>
    <style:style style:name="_35_1" style:display-name="51" style:family="text">
      <style:text-properties fo:color="#0c0400" style:text-position="2% 100%" fo:background-color="#f9f9ff"/>
    </style:style>
    <style:style style:name="_35_2" style:display-name="52" style:family="text">
      <style:text-properties fo:color="#0c0400" fo:background-color="#f9fdff"/>
    </style:style>
    <style:style style:name="_35_3" style:display-name="53" style:family="text">
      <style:text-properties fo:color="#0c0400" style:text-position="0% 100%" fo:background-color="#f9fdff"/>
    </style:style>
    <style:style style:name="_35_4" style:display-name="54" style:family="text">
      <style:text-properties fo:color="#0c0400" style:text-position="2% 100%" fo:background-color="#f9fdff"/>
    </style:style>
    <style:style style:name="_35_5" style:display-name="55" style:family="text">
      <style:text-properties fo:color="#0c0400" fo:background-color="#fdf9ff"/>
    </style:style>
    <style:style style:name="_35_6" style:display-name="56" style:family="text">
      <style:text-properties fo:color="#0c0400" style:text-position="0% 100%" fo:background-color="#fdf9ff"/>
    </style:style>
    <style:style style:name="_35_7" style:display-name="57" style:family="text">
      <style:text-properties fo:color="#0c0400" style:text-position="2% 100%" fo:background-color="#fdf9ff"/>
    </style:style>
    <style:style style:name="_35_8" style:display-name="58" style:family="text">
      <style:text-properties fo:color="#0c0400" fo:background-color="#fdfdff"/>
    </style:style>
    <style:style style:name="_35_9" style:display-name="59" style:family="text">
      <style:text-properties fo:color="#0c0400" style:text-position="0% 100%" fo:background-color="#fdfdff"/>
    </style:style>
    <style:style style:name="_36_0" style:display-name="60" style:family="text">
      <style:text-properties fo:color="#0c0400" style:text-position="2% 100%" fo:background-color="#fdfdff"/>
    </style:style>
    <style:style style:name="_36_1" style:display-name="61" style:family="text">
      <style:text-properties fo:color="#0c0c00"/>
    </style:style>
    <style:style style:name="_36_2" style:display-name="62" style:family="text">
      <style:text-properties fo:color="#0c0c00" style:text-position="0% 100%"/>
    </style:style>
    <style:style style:name="_36_3" style:display-name="63" style:family="text">
      <style:text-properties fo:color="#0c0c00" style:text-position="2% 100%"/>
    </style:style>
    <style:style style:name="_36_4" style:display-name="64" style:family="text">
      <style:text-properties fo:color="#0c0c00" fo:background-color="#f9f9ff"/>
    </style:style>
    <style:style style:name="_36_5" style:display-name="65" style:family="text">
      <style:text-properties fo:color="#0c0c00" style:text-position="0% 100%" fo:background-color="#f9f9ff"/>
    </style:style>
    <style:style style:name="_36_6" style:display-name="66" style:family="text">
      <style:text-properties fo:color="#0c0c00" style:text-position="2% 100%" fo:background-color="#f9f9ff"/>
    </style:style>
    <style:style style:name="_36_7" style:display-name="67" style:family="text">
      <style:text-properties fo:color="#0c0c00" fo:background-color="#f9fdff"/>
    </style:style>
    <style:style style:name="_36_8" style:display-name="68" style:family="text">
      <style:text-properties fo:color="#0c0c00" style:text-position="0% 100%" fo:background-color="#f9fdff"/>
    </style:style>
    <style:style style:name="_36_9" style:display-name="69" style:family="text">
      <style:text-properties fo:color="#0c0c00" style:text-position="2% 100%" fo:background-color="#f9fdff"/>
    </style:style>
    <style:style style:name="_37_0" style:display-name="70" style:family="text">
      <style:text-properties fo:color="#0c0c00" fo:background-color="#fdf9ff"/>
    </style:style>
    <style:style style:name="_37_1" style:display-name="71" style:family="text">
      <style:text-properties fo:color="#0c0c00" style:text-position="0% 100%" fo:background-color="#fdf9ff"/>
    </style:style>
    <style:style style:name="_37_2" style:display-name="72" style:family="text">
      <style:text-properties fo:color="#0c0c00" style:text-position="2% 100%" fo:background-color="#fdf9ff"/>
    </style:style>
    <style:style style:name="_37_3" style:display-name="73" style:family="text">
      <style:text-properties fo:color="#0c0c00" fo:background-color="#fdfdff"/>
    </style:style>
    <style:style style:name="_37_4" style:display-name="74" style:family="text">
      <style:text-properties fo:color="#0c0c00" style:text-position="0% 100%" fo:background-color="#fdfdff"/>
    </style:style>
    <style:style style:name="_37_5" style:display-name="75" style:family="text">
      <style:text-properties fo:color="#0c0c00" style:text-position="2% 100%" fo:background-color="#fdfdff"/>
    </style:style>
    <style:style style:name="_37_6" style:display-name="76" style:family="text"/>
    <style:style style:name="_37_7" style:display-name="77" style:family="text">
      <style:text-properties style:text-position="0% 100%"/>
    </style:style>
    <style:style style:name="_37_8" style:display-name="78" style:family="text">
      <style:text-properties style:text-position="2% 100%"/>
    </style:style>
    <style:style style:name="_37_9" style:display-name="79" style:family="text">
      <style:text-properties fo:background-color="#f9f9ff"/>
    </style:style>
    <style:style style:name="_38_0" style:display-name="80" style:family="text">
      <style:text-properties style:text-position="0% 100%" fo:background-color="#f9f9ff"/>
    </style:style>
    <style:style style:name="_38_1" style:display-name="81" style:family="text">
      <style:text-properties style:text-position="2% 100%" fo:background-color="#f9f9ff"/>
    </style:style>
    <style:style style:name="_38_2" style:display-name="82" style:family="text">
      <style:text-properties fo:background-color="#f9fdff"/>
    </style:style>
    <style:style style:name="_38_3" style:display-name="83" style:family="text">
      <style:text-properties style:text-position="0% 100%" fo:background-color="#f9fdff"/>
    </style:style>
    <style:style style:name="_38_4" style:display-name="84" style:family="text">
      <style:text-properties style:text-position="2% 100%" fo:background-color="#f9fdff"/>
    </style:style>
    <style:style style:name="_38_5" style:display-name="85" style:family="text">
      <style:text-properties fo:background-color="#fdf9ff"/>
    </style:style>
    <style:style style:name="_38_6" style:display-name="86" style:family="text">
      <style:text-properties style:text-position="0% 100%" fo:background-color="#fdf9ff"/>
    </style:style>
    <style:style style:name="_38_7" style:display-name="87" style:family="text">
      <style:text-properties style:text-position="2% 100%" fo:background-color="#fdf9ff"/>
    </style:style>
    <style:style style:name="_38_8" style:display-name="88" style:family="text">
      <style:text-properties fo:background-color="#fdfdff"/>
    </style:style>
    <style:style style:name="_38_9" style:display-name="89" style:family="text">
      <style:text-properties style:text-position="0% 100%" fo:background-color="#fdfdff"/>
    </style:style>
    <style:style style:name="_39_0" style:display-name="90" style:family="text">
      <style:text-properties style:text-position="2% 100%" fo:background-color="#fdfdff"/>
    </style:style>
    <style:style style:name="_39_1" style:display-name="91" style:family="text">
      <style:text-properties fo:color="#040400"/>
    </style:style>
    <style:style style:name="_39_2" style:display-name="92" style:family="text">
      <style:text-properties fo:color="#040400" style:text-position="0% 100%"/>
    </style:style>
    <style:style style:name="_39_3" style:display-name="93" style:family="text">
      <style:text-properties fo:color="#040400" style:text-position="2% 100%"/>
    </style:style>
    <style:style style:name="_39_4" style:display-name="94" style:family="text">
      <style:text-properties fo:color="#040400" fo:background-color="#f9f9ff"/>
    </style:style>
    <style:style style:name="_39_5" style:display-name="95" style:family="text">
      <style:text-properties fo:color="#040400" style:text-position="0% 100%" fo:background-color="#f9f9ff"/>
    </style:style>
    <style:style style:name="_39_6" style:display-name="96" style:family="text">
      <style:text-properties fo:color="#040400" style:text-position="2% 100%" fo:background-color="#f9f9ff"/>
    </style:style>
    <style:style style:name="_39_7" style:display-name="97" style:family="text">
      <style:text-properties fo:color="#040400" fo:background-color="#f9fdff"/>
    </style:style>
    <style:style style:name="_39_8" style:display-name="98" style:family="text">
      <style:text-properties fo:color="#040400" style:text-position="0% 100%" fo:background-color="#f9fdff"/>
    </style:style>
    <style:style style:name="_39_9" style:display-name="99" style:family="text">
      <style:text-properties fo:color="#040400" style:text-position="2% 100%" fo:background-color="#f9fdff"/>
    </style:style>
    <style:style style:name="_31_00" style:display-name="100" style:family="text">
      <style:text-properties fo:color="#040400" fo:background-color="#fdf9ff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2% 100%" fo:background-color="#fdf9ff"/>
    </style:style>
    <style:style style:name="_31_03" style:display-name="103" style:family="text">
      <style:text-properties fo:color="#040400" fo:background-color="#fdfdff"/>
    </style:style>
    <style:style style:name="_31_04" style:display-name="104" style:family="text">
      <style:text-properties fo:color="#040400" style:text-position="0% 100%" fo:background-color="#fdfdff"/>
    </style:style>
    <style:style style:name="_31_05" style:display-name="105" style:family="text">
      <style:text-properties fo:color="#040400" style:text-position="2% 100%" fo:background-color="#fdfdff"/>
    </style:style>
    <style:style style:name="_31_06" style:display-name="106" style:family="text">
      <style:text-properties fo:color="#040c00"/>
    </style:style>
    <style:style style:name="_31_07" style:display-name="107" style:family="text">
      <style:text-properties fo:color="#040c00" style:text-position="0% 100%"/>
    </style:style>
    <style:style style:name="_31_08" style:display-name="108" style:family="text">
      <style:text-properties fo:color="#040c00" style:text-position="2% 100%"/>
    </style:style>
    <style:style style:name="_31_09" style:display-name="109" style:family="text">
      <style:text-properties fo:color="#040c00" fo:background-color="#f9f9ff"/>
    </style:style>
    <style:style style:name="_31_10" style:display-name="110" style:family="text">
      <style:text-properties fo:color="#040c00" style:text-position="0% 100%" fo:background-color="#f9f9ff"/>
    </style:style>
    <style:style style:name="_31_11" style:display-name="111" style:family="text">
      <style:text-properties fo:color="#040c00" style:text-position="2% 100%" fo:background-color="#f9f9ff"/>
    </style:style>
    <style:style style:name="_31_12" style:display-name="112" style:family="text">
      <style:text-properties fo:color="#040c00" fo:background-color="#f9fdff"/>
    </style:style>
    <style:style style:name="_31_13" style:display-name="113" style:family="text">
      <style:text-properties fo:color="#040c00" style:text-position="0% 100%" fo:background-color="#f9fdff"/>
    </style:style>
    <style:style style:name="_31_14" style:display-name="114" style:family="text">
      <style:text-properties fo:color="#040c00" style:text-position="2% 100%" fo:background-color="#f9fdff"/>
    </style:style>
    <style:style style:name="_31_15" style:display-name="115" style:family="text">
      <style:text-properties fo:color="#040c00" fo:background-color="#fdf9ff"/>
    </style:style>
    <style:style style:name="_31_16" style:display-name="116" style:family="text">
      <style:text-properties fo:color="#040c00" style:text-position="0% 100%" fo:background-color="#fdf9ff"/>
    </style:style>
    <style:style style:name="_31_17" style:display-name="117" style:family="text">
      <style:text-properties fo:color="#040c00" style:text-position="2% 100%" fo:background-color="#fdf9ff"/>
    </style:style>
    <style:style style:name="_31_18" style:display-name="118" style:family="text">
      <style:text-properties fo:color="#040c00" fo:background-color="#fdfdff"/>
    </style:style>
    <style:style style:name="_31_19" style:display-name="119" style:family="text">
      <style:text-properties fo:color="#040c00" style:text-position="0% 100%" fo:background-color="#fdfdff"/>
    </style:style>
    <style:style style:name="_31_20" style:display-name="120" style:family="text">
      <style:text-properties fo:color="#040c00" style:text-position="2% 100%" fo:background-color="#fdfdff"/>
    </style:style>
    <style:style style:name="_31_21" style:display-name="121" style:family="text">
      <style:text-properties fo:color="#0c0400"/>
    </style:style>
    <style:style style:name="_31_22" style:display-name="122" style:family="text">
      <style:text-properties fo:color="#0c0400" style:text-position="0% 100%"/>
    </style:style>
    <style:style style:name="_31_23" style:display-name="123" style:family="text">
      <style:text-properties fo:color="#0c0400" style:text-position="2% 100%"/>
    </style:style>
    <style:style style:name="_31_24" style:display-name="124" style:family="text">
      <style:text-properties fo:color="#0c0400" fo:background-color="#f9f9ff"/>
    </style:style>
    <style:style style:name="_31_25" style:display-name="125" style:family="text">
      <style:text-properties fo:color="#0c0400" style:text-position="0% 100%" fo:background-color="#f9f9ff"/>
    </style:style>
    <style:style style:name="_31_26" style:display-name="126" style:family="text">
      <style:text-properties fo:color="#0c0400" style:text-position="2% 100%" fo:background-color="#f9f9ff"/>
    </style:style>
    <style:style style:name="_31_27" style:display-name="127" style:family="text">
      <style:text-properties fo:color="#0c0400" fo:background-color="#f9fdff"/>
    </style:style>
    <style:style style:name="_31_28" style:display-name="128" style:family="text">
      <style:text-properties fo:color="#0c0400" style:text-position="0% 100%" fo:background-color="#f9fdff"/>
    </style:style>
    <style:style style:name="_31_29" style:display-name="129" style:family="text">
      <style:text-properties fo:color="#0c0400" style:text-position="2% 100%" fo:background-color="#f9fdff"/>
    </style:style>
    <style:style style:name="_31_30" style:display-name="130" style:family="text">
      <style:text-properties fo:color="#0c0400" fo:background-color="#fdf9ff"/>
    </style:style>
    <style:style style:name="_31_31" style:display-name="131" style:family="text">
      <style:text-properties fo:color="#0c0400" style:text-position="0% 100%" fo:background-color="#fdf9ff"/>
    </style:style>
    <style:style style:name="_31_32" style:display-name="132" style:family="text">
      <style:text-properties fo:color="#0c0400" style:text-position="2% 100%" fo:background-color="#fdf9ff"/>
    </style:style>
    <style:style style:name="_31_33" style:display-name="133" style:family="text">
      <style:text-properties fo:color="#0c0400" fo:background-color="#fdfdff"/>
    </style:style>
    <style:style style:name="_31_34" style:display-name="134" style:family="text">
      <style:text-properties fo:color="#0c0400" style:text-position="0% 100%" fo:background-color="#fdfdff"/>
    </style:style>
    <style:style style:name="_31_35" style:display-name="135" style:family="text">
      <style:text-properties fo:color="#0c0400" style:text-position="2% 100%" fo:background-color="#fdfdff"/>
    </style:style>
    <style:style style:name="_31_36" style:display-name="136" style:family="text">
      <style:text-properties fo:color="#0c0c00"/>
    </style:style>
    <style:style style:name="_31_37" style:display-name="137" style:family="text">
      <style:text-properties fo:color="#0c0c00" style:text-position="0% 100%"/>
    </style:style>
    <style:style style:name="_31_38" style:display-name="138" style:family="text">
      <style:text-properties fo:color="#0c0c00" style:text-position="2% 100%"/>
    </style:style>
    <style:style style:name="_31_39" style:display-name="139" style:family="text">
      <style:text-properties fo:color="#0c0c00" fo:background-color="#f9f9ff"/>
    </style:style>
    <style:style style:name="_31_40" style:display-name="140" style:family="text">
      <style:text-properties fo:color="#0c0c00" style:text-position="0% 100%" fo:background-color="#f9f9ff"/>
    </style:style>
    <style:style style:name="_31_41" style:display-name="141" style:family="text">
      <style:text-properties fo:color="#0c0c00" style:text-position="2% 100%" fo:background-color="#f9f9ff"/>
    </style:style>
    <style:style style:name="_31_42" style:display-name="142" style:family="text">
      <style:text-properties fo:color="#0c0c00" fo:background-color="#f9fdff"/>
    </style:style>
    <style:style style:name="_31_43" style:display-name="143" style:family="text">
      <style:text-properties fo:color="#0c0c00" style:text-position="0% 100%" fo:background-color="#f9fdff"/>
    </style:style>
    <style:style style:name="_31_44" style:display-name="144" style:family="text">
      <style:text-properties fo:color="#0c0c00" style:text-position="2% 100%" fo:background-color="#f9fdff"/>
    </style:style>
    <style:style style:name="_31_45" style:display-name="145" style:family="text">
      <style:text-properties fo:color="#0c0c00" fo:background-color="#fdf9ff"/>
    </style:style>
    <style:style style:name="_31_46" style:display-name="146" style:family="text">
      <style:text-properties fo:color="#0c0c00" style:text-position="0% 100%" fo:background-color="#fdf9ff"/>
    </style:style>
    <style:style style:name="_31_47" style:display-name="147" style:family="text">
      <style:text-properties fo:color="#0c0c00" style:text-position="2% 100%" fo:background-color="#fdf9ff"/>
    </style:style>
    <style:style style:name="_31_48" style:display-name="148" style:family="text">
      <style:text-properties fo:color="#0c0c00" fo:background-color="#fdfdff"/>
    </style:style>
    <style:style style:name="_31_49" style:display-name="149" style:family="text">
      <style:text-properties fo:color="#0c0c00" style:text-position="0% 100%" fo:background-color="#fdfdff"/>
    </style:style>
    <style:style style:name="_31_50" style:display-name="150" style:family="text">
      <style:text-properties fo:color="#0c0c00" style:text-position="2% 100%" fo:background-color="#fdfdff"/>
    </style:style>
    <style:style style:name="_31_51" style:display-name="151" style:family="text"/>
    <style:style style:name="_31_52" style:display-name="152" style:family="text">
      <style:text-properties style:text-position="0% 100%"/>
    </style:style>
    <style:style style:name="_31_53" style:display-name="153" style:family="text">
      <style:text-properties style:text-position="2% 100%"/>
    </style:style>
    <style:style style:name="_31_54" style:display-name="154" style:family="text">
      <style:text-properties fo:background-color="#f9f9ff"/>
    </style:style>
    <style:style style:name="_31_55" style:display-name="155" style:family="text">
      <style:text-properties style:text-position="0% 100%" fo:background-color="#f9f9ff"/>
    </style:style>
    <style:style style:name="_31_56" style:display-name="156" style:family="text">
      <style:text-properties style:text-position="2% 100%" fo:background-color="#f9f9ff"/>
    </style:style>
    <style:style style:name="_31_57" style:display-name="157" style:family="text">
      <style:text-properties fo:background-color="#f9fdff"/>
    </style:style>
    <style:style style:name="_31_58" style:display-name="158" style:family="text">
      <style:text-properties style:text-position="0% 100%" fo:background-color="#f9fdff"/>
    </style:style>
    <style:style style:name="_31_59" style:display-name="159" style:family="text">
      <style:text-properties style:text-position="2% 100%" fo:background-color="#f9fdff"/>
    </style:style>
    <style:style style:name="_31_60" style:display-name="160" style:family="text">
      <style:text-properties fo:background-color="#fdf9ff"/>
    </style:style>
    <style:style style:name="_31_61" style:display-name="161" style:family="text">
      <style:text-properties style:text-position="0% 100%" fo:background-color="#fdf9ff"/>
    </style:style>
    <style:style style:name="_31_62" style:display-name="162" style:family="text">
      <style:text-properties style:text-position="2% 100%" fo:background-color="#fdf9ff"/>
    </style:style>
    <style:style style:name="_31_63" style:display-name="163" style:family="text">
      <style:text-properties fo:background-color="#fdfdff"/>
    </style:style>
    <style:style style:name="_31_64" style:display-name="164" style:family="text">
      <style:text-properties style:text-position="0% 100%" fo:background-color="#fdfdff"/>
    </style:style>
    <style:style style:name="_31_65" style:display-name="165" style:family="text">
      <style:text-properties style:text-position="2% 100%" fo:background-color="#fdfdff"/>
    </style:style>
    <style:style style:name="_31_66" style:display-name="166" style:family="text">
      <style:text-properties fo:color="#040400"/>
    </style:style>
    <style:style style:name="_31_67" style:display-name="167" style:family="text">
      <style:text-properties fo:color="#040400" style:text-position="0% 100%"/>
    </style:style>
    <style:style style:name="_31_68" style:display-name="168" style:family="text">
      <style:text-properties fo:color="#040400" style:text-position="2% 100%"/>
    </style:style>
    <style:style style:name="_31_69" style:display-name="169" style:family="text">
      <style:text-properties fo:color="#040400" fo:background-color="#f9f9ff"/>
    </style:style>
    <style:style style:name="_31_70" style:display-name="170" style:family="text">
      <style:text-properties fo:color="#040400" style:text-position="0% 100%" fo:background-color="#f9f9ff"/>
    </style:style>
    <style:style style:name="_31_71" style:display-name="171" style:family="text">
      <style:text-properties fo:color="#040400" style:text-position="2% 100%" fo:background-color="#f9f9ff"/>
    </style:style>
    <style:style style:name="_31_72" style:display-name="172" style:family="text">
      <style:text-properties fo:color="#040400" fo:background-color="#f9fdff"/>
    </style:style>
    <style:style style:name="_31_73" style:display-name="173" style:family="text">
      <style:text-properties fo:color="#040400" style:text-position="0% 100%" fo:background-color="#f9fdff"/>
    </style:style>
    <style:style style:name="_31_74" style:display-name="174" style:family="text">
      <style:text-properties fo:color="#040400" style:text-position="2% 100%" fo:background-color="#f9fdff"/>
    </style:style>
    <style:style style:name="_31_75" style:display-name="175" style:family="text">
      <style:text-properties fo:color="#040400" fo:background-color="#fdf9ff"/>
    </style:style>
    <style:style style:name="_31_76" style:display-name="176" style:family="text">
      <style:text-properties fo:color="#040400" style:text-position="0% 100%" fo:background-color="#fdf9ff"/>
    </style:style>
    <style:style style:name="_31_77" style:display-name="177" style:family="text">
      <style:text-properties fo:color="#040400" style:text-position="2% 100%" fo:background-color="#fdf9ff"/>
    </style:style>
    <style:style style:name="_31_78" style:display-name="178" style:family="text">
      <style:text-properties fo:color="#040400" fo:background-color="#fdfdff"/>
    </style:style>
    <style:style style:name="_31_79" style:display-name="179" style:family="text">
      <style:text-properties fo:color="#040400" style:text-position="0% 100%" fo:background-color="#fdfdff"/>
    </style:style>
    <style:style style:name="_31_80" style:display-name="180" style:family="text">
      <style:text-properties fo:color="#040400" style:text-position="2% 100%" fo:background-color="#fdfdff"/>
    </style:style>
    <style:style style:name="_31_81" style:display-name="181" style:family="text">
      <style:text-properties fo:color="#040c00"/>
    </style:style>
    <style:style style:name="_31_82" style:display-name="182" style:family="text">
      <style:text-properties fo:color="#040c00" style:text-position="0% 100%"/>
    </style:style>
    <style:style style:name="_31_83" style:display-name="183" style:family="text">
      <style:text-properties fo:color="#040c00" style:text-position="2% 100%"/>
    </style:style>
    <style:style style:name="_31_84" style:display-name="184" style:family="text">
      <style:text-properties fo:color="#040c00" fo:background-color="#f9f9ff"/>
    </style:style>
    <style:style style:name="_31_85" style:display-name="185" style:family="text">
      <style:text-properties fo:color="#040c00" style:text-position="0% 100%" fo:background-color="#f9f9ff"/>
    </style:style>
    <style:style style:name="_31_86" style:display-name="186" style:family="text">
      <style:text-properties fo:color="#040c00" style:text-position="2% 100%" fo:background-color="#f9f9ff"/>
    </style:style>
    <style:style style:name="_31_87" style:display-name="187" style:family="text">
      <style:text-properties fo:color="#040c00" fo:background-color="#f9fdff"/>
    </style:style>
    <style:style style:name="_31_88" style:display-name="188" style:family="text">
      <style:text-properties fo:color="#040c00" style:text-position="0% 100%" fo:background-color="#f9fdff"/>
    </style:style>
    <style:style style:name="_31_89" style:display-name="189" style:family="text">
      <style:text-properties fo:color="#040c00" style:text-position="2% 100%" fo:background-color="#f9fdff"/>
    </style:style>
    <style:style style:name="_31_90" style:display-name="190" style:family="text">
      <style:text-properties fo:color="#040c00" fo:background-color="#fdf9ff"/>
    </style:style>
    <style:style style:name="_31_91" style:display-name="191" style:family="text">
      <style:text-properties fo:color="#040c00" style:text-position="0% 100%" fo:background-color="#fdf9ff"/>
    </style:style>
    <style:style style:name="_31_92" style:display-name="192" style:family="text">
      <style:text-properties fo:color="#040c00" style:text-position="2% 100%" fo:background-color="#fdf9ff"/>
    </style:style>
    <style:style style:name="_31_93" style:display-name="193" style:family="text">
      <style:text-properties fo:color="#040c00" fo:background-color="#fdfdff"/>
    </style:style>
    <style:style style:name="_31_94" style:display-name="194" style:family="text">
      <style:text-properties fo:color="#040c00" style:text-position="0% 100%" fo:background-color="#fdfdff"/>
    </style:style>
    <style:style style:name="_31_95" style:display-name="195" style:family="text">
      <style:text-properties fo:color="#040c00" style:text-position="2% 100%" fo:background-color="#fdfdff"/>
    </style:style>
    <style:style style:name="_31_96" style:display-name="196" style:family="text">
      <style:text-properties fo:color="#0c0400"/>
    </style:style>
    <style:style style:name="_31_97" style:display-name="197" style:family="text">
      <style:text-properties fo:color="#0c0400" style:text-position="0% 100%"/>
    </style:style>
    <style:style style:name="_31_98" style:display-name="198" style:family="text">
      <style:text-properties fo:color="#0c0400" style:text-position="2% 100%"/>
    </style:style>
    <style:style style:name="_31_99" style:display-name="199" style:family="text">
      <style:text-properties fo:color="#0c0400" fo:background-color="#f9f9ff"/>
    </style:style>
    <style:style style:name="_32_00" style:display-name="200" style:family="text">
      <style:text-properties fo:color="#0c0400" style:text-position="0% 100%" fo:background-color="#f9f9ff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fo:background-color="#f9fdff"/>
    </style:style>
    <style:style style:name="_32_03" style:display-name="203" style:family="text">
      <style:text-properties fo:color="#0c0400" style:text-position="0% 100%" fo:background-color="#f9fdff"/>
    </style:style>
    <style:style style:name="_32_04" style:display-name="204" style:family="text">
      <style:text-properties fo:color="#0c0400" style:text-position="2% 100%" fo:background-color="#f9fdff"/>
    </style:style>
    <style:style style:name="_32_05" style:display-name="205" style:family="text">
      <style:text-properties fo:color="#0c0400" fo:background-color="#fdf9ff"/>
    </style:style>
    <style:style style:name="_32_06" style:display-name="206" style:family="text">
      <style:text-properties fo:color="#0c0400" style:text-position="0% 100%" fo:background-color="#fdf9ff"/>
    </style:style>
    <style:style style:name="_32_07" style:display-name="207" style:family="text">
      <style:text-properties fo:color="#0c0400" style:text-position="2% 100%" fo:background-color="#fdf9ff"/>
    </style:style>
    <style:style style:name="_32_08" style:display-name="208" style:family="text">
      <style:text-properties fo:color="#0c0400" fo:background-color="#fdfdff"/>
    </style:style>
    <style:style style:name="_32_09" style:display-name="209" style:family="text">
      <style:text-properties fo:color="#0c0400" style:text-position="0% 100%" fo:background-color="#fdfdff"/>
    </style:style>
    <style:style style:name="_32_10" style:display-name="210" style:family="text">
      <style:text-properties fo:color="#0c0400" style:text-position="2% 100%" fo:background-color="#fdfdff"/>
    </style:style>
    <style:style style:name="_32_11" style:display-name="211" style:family="text">
      <style:text-properties fo:color="#0c0c00"/>
    </style:style>
    <style:style style:name="_32_12" style:display-name="212" style:family="text">
      <style:text-properties fo:color="#0c0c00" style:text-position="0% 100%"/>
    </style:style>
    <style:style style:name="_32_13" style:display-name="213" style:family="text">
      <style:text-properties fo:color="#0c0c00" style:text-position="2% 100%"/>
    </style:style>
    <style:style style:name="_32_14" style:display-name="214" style:family="text">
      <style:text-properties fo:color="#0c0c00" fo:background-color="#f9f9ff"/>
    </style:style>
    <style:style style:name="_32_15" style:display-name="215" style:family="text">
      <style:text-properties fo:color="#0c0c00" style:text-position="0% 100%" fo:background-color="#f9f9ff"/>
    </style:style>
    <style:style style:name="_32_16" style:display-name="216" style:family="text">
      <style:text-properties fo:color="#0c0c00" style:text-position="2% 100%" fo:background-color="#f9f9ff"/>
    </style:style>
    <style:style style:name="_32_17" style:display-name="217" style:family="text">
      <style:text-properties fo:color="#0c0c00" fo:background-color="#f9fdff"/>
    </style:style>
    <style:style style:name="_32_18" style:display-name="218" style:family="text">
      <style:text-properties fo:color="#0c0c00" style:text-position="0% 100%" fo:background-color="#f9fdff"/>
    </style:style>
    <style:style style:name="_32_19" style:display-name="219" style:family="text">
      <style:text-properties fo:color="#0c0c00" style:text-position="2% 100%" fo:background-color="#f9fdff"/>
    </style:style>
    <style:style style:name="_32_20" style:display-name="220" style:family="text">
      <style:text-properties fo:color="#0c0c00" fo:background-color="#fdf9ff"/>
    </style:style>
    <style:style style:name="_32_21" style:display-name="221" style:family="text">
      <style:text-properties fo:color="#0c0c00" style:text-position="0% 100%" fo:background-color="#fdf9ff"/>
    </style:style>
    <style:style style:name="_32_22" style:display-name="222" style:family="text">
      <style:text-properties fo:color="#0c0c00" style:text-position="2% 100%" fo:background-color="#fdf9ff"/>
    </style:style>
    <style:style style:name="_32_23" style:display-name="223" style:family="text">
      <style:text-properties fo:color="#0c0c00" fo:background-color="#fdfdff"/>
    </style:style>
    <style:style style:name="_32_24" style:display-name="224" style:family="text">
      <style:text-properties fo:color="#0c0c00" style:text-position="0% 100%" fo:background-color="#fdfdff"/>
    </style:style>
    <style:style style:name="_32_25" style:display-name="225" style:family="text">
      <style:text-properties fo:color="#0c0c00" style:text-position="2% 100%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08:18:23.79</meta:creation-date>
    <dc:title>Haathi</dc:title>
    <meta:editing-duration>PT8M42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75" meta:character-count="1996"/>
    <dc:date>2016-02-24T08:27:06</dc:date>
    <meta:template xlink:type="simple" xlink:actuate="onRequest" xlink:title="Haathi" xlink:href="file:///C:/Users/kwa/AppData/Roaming/OpenOffice/4/user/template/Haathi.ott" meta:date="2016-02-24T08:18:23.43"/>
  </office:meta>
</office:document-meta>
</file>